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497cm"/>
    </style:style>
    <style:style style:name="co3" style:family="table-column">
      <style:table-column-properties fo:break-before="auto" style:column-width="14.39cm"/>
    </style:style>
    <style:style style:name="co4" style:family="table-column">
      <style:table-column-properties fo:break-before="auto" style:column-width="10.689cm"/>
    </style:style>
    <style:style style:name="co5" style:family="table-column">
      <style:table-column-properties fo:break-before="auto" style:column-width="5.179cm"/>
    </style:style>
    <style:style style:name="co6" style:family="table-column">
      <style:table-column-properties fo:break-before="auto" style:column-width="3.898cm"/>
    </style:style>
    <style:style style:name="co7" style:family="table-column">
      <style:table-column-properties fo:break-before="auto" style:column-width="10.455cm"/>
    </style:style>
    <style:style style:name="co8" style:family="table-column">
      <style:table-column-properties fo:break-before="auto" style:column-width="15.748cm"/>
    </style:style>
    <style:style style:name="co9" style:family="table-column">
      <style:table-column-properties fo:break-before="auto" style:column-width="12.696cm"/>
    </style:style>
    <style:style style:name="co10" style:family="table-column">
      <style:table-column-properties fo:break-before="auto" style:column-width="16.614cm"/>
    </style:style>
    <style:style style:name="co11" style:family="table-column">
      <style:table-column-properties fo:break-before="auto" style:column-width="15.355cm"/>
    </style:style>
    <style:style style:name="co12" style:family="table-column">
      <style:table-column-properties fo:break-before="auto" style:column-width="15.316cm"/>
    </style:style>
    <style:style style:name="co13" style:family="table-column">
      <style:table-column-properties fo:break-before="auto" style:column-width="15.058cm"/>
    </style:style>
    <style:style style:name="co14" style:family="table-column">
      <style:table-column-properties fo:break-before="auto" style:column-width="13.543cm"/>
    </style:style>
    <style:style style:name="co15" style:family="table-column">
      <style:table-column-properties fo:break-before="auto" style:column-width="11.063cm"/>
    </style:style>
    <style:style style:name="co16" style:family="table-column">
      <style:table-column-properties fo:break-before="auto" style:column-width="12.855cm"/>
    </style:style>
    <style:style style:name="co17" style:family="table-column">
      <style:table-column-properties fo:break-before="auto" style:column-width="13.485cm"/>
    </style:style>
    <style:style style:name="co18" style:family="table-column">
      <style:table-column-properties fo:break-before="auto" style:column-width="17.362cm"/>
    </style:style>
    <style:style style:name="co19" style:family="table-column">
      <style:table-column-properties fo:break-before="auto" style:column-width="12.993cm"/>
    </style:style>
    <style:style style:name="co20" style:family="table-column">
      <style:table-column-properties fo:break-before="auto" style:column-width="11.555cm"/>
    </style:style>
    <style:style style:name="co21" style:family="table-column">
      <style:table-column-properties fo:break-before="auto" style:column-width="12.363cm"/>
    </style:style>
    <style:style style:name="co22" style:family="table-column">
      <style:table-column-properties fo:break-before="auto" style:column-width="12.815cm"/>
    </style:style>
    <style:style style:name="co23" style:family="table-column">
      <style:table-column-properties fo:break-before="auto" style:column-width="11.241cm"/>
    </style:style>
    <style:style style:name="co24" style:family="table-column">
      <style:table-column-properties fo:break-before="auto" style:column-width="11.456cm"/>
    </style:style>
    <style:style style:name="co25" style:family="table-column">
      <style:table-column-properties fo:break-before="auto" style:column-width="11.83cm"/>
    </style:style>
    <style:style style:name="co26" style:family="table-column">
      <style:table-column-properties fo:break-before="auto" style:column-width="12.009cm"/>
    </style:style>
    <style:style style:name="co27" style:family="table-column">
      <style:table-column-properties fo:break-before="auto" style:column-width="12.737cm"/>
    </style:style>
    <style:style style:name="co28" style:family="table-column">
      <style:table-column-properties fo:break-before="auto" style:column-width="9.686cm"/>
    </style:style>
    <style:style style:name="co29" style:family="table-column">
      <style:table-column-properties fo:break-before="auto" style:column-width="9.43cm"/>
    </style:style>
    <style:style style:name="co30" style:family="table-column">
      <style:table-column-properties fo:break-before="auto" style:column-width="8.701cm"/>
    </style:style>
    <style:style style:name="co31" style:family="table-column">
      <style:table-column-properties fo:break-before="auto" style:column-width="8.19cm"/>
    </style:style>
    <style:style style:name="co32" style:family="table-column">
      <style:table-column-properties fo:break-before="auto" style:column-width="7.698cm"/>
    </style:style>
    <style:style style:name="co33" style:family="table-column">
      <style:table-column-properties fo:break-before="auto" style:column-width="6.025cm"/>
    </style:style>
    <style:style style:name="co34" style:family="table-column">
      <style:table-column-properties fo:break-before="auto" style:column-width="9.647cm"/>
    </style:style>
    <style:style style:name="co35" style:family="table-column">
      <style:table-column-properties fo:break-before="auto" style:column-width="8.938cm"/>
    </style:style>
    <style:style style:name="co36" style:family="table-column">
      <style:table-column-properties fo:break-before="auto" style:column-width="0.3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ARECREE BASKET BALL (BASKET BALL) </text:p>
          </table:table-cell>
        </table:table-row>
        <table:table-row table:style-name="ro1">
          <table:table-cell/>
          <table:table-cell office:value-type="string">
            <text:p><text:s/>AS3MT (A. S. "la 3�me mi-temps") (VOLLEY BALL) </text:p>
          </table:table-cell>
        </table:table-row>
        <table:table-row table:style-name="ro1">
          <table:table-cell/>
          <table:table-cell office:value-type="string">
            <text:p><text:s/>COLLEGE FONTCARRADE (SPORT SCOLAIRE) </text:p>
          </table:table-cell>
        </table:table-row>
        <table:table-row table:style-name="ro1">
          <table:table-cell/>
          <table:table-cell office:value-type="string">
            <text:p><text:s/>ECOLE ELEMENTAIRE FREDERIC BAZILLE (SPORT SCOLAIRE) </text:p>
          </table:table-cell>
        </table:table-row>
        <table:table-row table:style-name="ro1">
          <table:table-cell/>
          <table:table-cell office:value-type="string">
            <text:p><text:s/>GOREE BASKET CLUB (BASKET BALL) </text:p>
          </table:table-cell>
        </table:table-row>
        <table:table-row table:style-name="ro1">
          <table:table-cell/>
          <table:table-cell office:value-type="string">
            <text:p><text:s/>ICE &amp;amp</text:p>
          </table:table-cell>
        </table:table-row>
      </table:table>
      <table:table table:name="Feui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Adresse</text:p>
          </table:table-cell>
          <table:table-cell office:value-type="string">
            <text:p>Secteur</text:p>
          </table:table-cell>
          <table:table-cell office:value-type="string">
            <text:p>Places Assises</text:p>
          </table:table-cell>
          <table:table-cell office:value-type="string">
            <text:p>Associations</text:p>
          </table:table-cell>
          <table:table-cell table:number-columns-repeated="33"/>
        </table:table-row>
        <table:table-row table:style-name="ro1">
          <table:table-cell office:value-type="string">
            <text:p>*Beach Volley </text:p>
          </table:table-cell>
          <table:table-cell office:value-type="string">
            <text:p><text:s/>Tennis Hauts de Massane <text:s text:c="62"/></text:p>
          </table:table-cell>
          <table:table-cell office:value-type="string">
            <text:p>NULL</text:p>
          </table:table-cell>
          <table:table-cell office:value-type="string">
            <text:p>Les Hauts de Massane</text:p>
          </table:table-cell>
          <table:table-cell table:number-columns-repeated="2" office:value-type="string">
            <text:p>NULL</text:p>
          </table:table-cell>
          <table:table-cell table:number-columns-repeated="32"/>
        </table:table-row>
        <table:table-row table:style-name="ro1">
          <table:table-cell office:value-type="string">
            <text:p>AA <text:s text:c="97"/></text:p>
          </table:table-cell>
          <table:table-cell office:value-type="string">
            <text:p><text:s/></text:p>
          </table:table-cell>
          <table:table-cell table:number-columns-repeated="2" office:value-type="string">
            <text:p>NULL</text:p>
          </table:table-cell>
          <table:table-cell office:value-type="string">
            <text:p>A.S.PAILLADE (FOOTBALL) </text:p>
          </table:table-cell>
          <table:table-cell office:value-type="string">
            <text:p><text:s/>AS MONTPELLIER ATLAS PAILLADE (FOOTBALL) </text:p>
          </table:table-cell>
          <table:table-cell office:value-type="string">
            <text:p><text:s/>ENERGIE PAILLADE (FUTSAL) </text:p>
          </table:table-cell>
          <table:table-cell office:value-type="string">
            <text:p><text:s/>JEUNES MUSULMANS DE FRANCE ( J.M.F. ) (BASKET BALL) </text:p>
          </table:table-cell>
          <table:table-cell office:value-type="string">
            <text:p><text:s/>JEUNES MUSULMANS DE FRANCE ( J.M.F. ) (FOOTBALL) </text:p>
          </table:table-cell>
          <table:table-cell office:value-type="string">
            <text:p><text:s/>JEUNES MUSULMANS DE FRANCE ( J.M.F. ) (FUTSAL) </text:p>
          </table:table-cell>
          <table:table-cell office:value-type="string">
            <text:p><text:s/>JEUNES MUSULMANS DE FRANCE ( J.M.F. ) (VOLLEY BALL) </text:p>
          </table:table-cell>
          <table:table-cell office:value-type="string">
            <text:p><text:s/>MONTPELLIER <text:s/>RUGBY CLUB (MRC) (RUGBY A XV) </text:p>
          </table:table-cell>
          <table:table-cell office:value-type="string">
            <text:p><text:s/>MOSSON SPORT ATTITUDE (FUTSAL) </text:p>
          </table:table-cell>
          <table:table-cell office:value-type="string">
            <text:p><text:s/>SDIS Groupement est (GYMNASTIQUE SPORTIVE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UNSS DE L'HERAULT - DIRECTION DEPARTEMENTAL (SPORT SCOLAIRE) </text:p>
          </table:table-cell>
          <table:table-cell office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>
            <text:p>BASE DE LA VALETTE <text:s text:c="81"/></text:p>
          </table:table-cell>
          <table:table-cell office:value-type="string">
            <text:p>Rue Jean-Fran�ois Breto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BEAL 1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BEACH BEAL 2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BEACH BEAL 3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BEACH BEAL 4 <text:s text:c="87"/></text:p>
          </table:table-cell>
          <table:table-cell office:value-type="string">
            <text:p>Av. du Docteu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office:value-type="string">
            <text:p><text:s/>SUAPS UNIVERSITE MONTPELLIER (ATHLETISME) </text:p>
          </table:table-cell>
          <table:table-cell office:value-type="string">
            <text:p><text:s/>SUAPS UNIVERSITE MONTPELLIER (SPORT SCOLAIRE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BEACH MOSSON 1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MOSSON 2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MOSSON 3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MOSSON 4 <text:s text:c="85"/></text:p>
          </table:table-cell>
          <table:table-cell office:value-type="string">
            <text:p>Avenue de Nap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CH VOLLEY LES ARTS <text:s text:c="78"/></text:p>
          </table:table-cell>
          <table:table-cell office:value-type="string">
            <text:p>rue de Substantion</text:p>
          </table:table-cell>
          <table:table-cell table:number-columns-repeated="2" office:value-type="string">
            <text:p>NULL</text:p>
          </table:table-cell>
          <table:table-cell office:value-type="string">
            <text:p>SUAPS UNIVERSITE PAUL VALERY MTP III (DIVER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BEAL B <text:s text:c="93"/></text:p>
          </table:table-cell>
          <table:table-cell office:value-type="string">
            <text:p>Avenue D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COLLEGE LES AIGUERELLES (SPORT SCOLAIRE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BEAL ENHERBE <text:s text:c="87"/></text:p>
          </table:table-cell>
          <table:table-cell office:value-type="string">
            <text:p>Avenue Dr Jacques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EAL HONNEUR <text:s text:c="87"/></text:p>
          </table:table-cell>
          <table:table-cell office:value-type="string">
            <text:p>Avenue D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As Sports et Loisirs des Jeunes Croix D'Argent Volley (VOLLEY BALL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MONTPELLIER HANDBALL (HANDBALL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1">
          <table:table-cell office:value-type="string">
            <text:p>BOULE LYONNAISE BOULODROME GASSET <text:s text:c="66"/></text:p>
          </table:table-cell>
          <table:table-cell table:number-columns-repeated="3" office:value-type="string">
            <text:p>NULL</text:p>
          </table:table-cell>
          <table:table-cell office:value-type="string">
            <text:p>COMITE REGIONAL BOULISTE DU L-R (PETANQUE) </text:p>
          </table:table-cell>
          <table:table-cell office:value-type="string">
            <text:p><text:s/>Entente Sportive Bouliste de Montpellier (BOULE LYONNAISE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BOULODROME Bernard GASSET <text:s text:c="74"/></text:p>
          </table:table-cell>
          <table:table-cell office:value-type="string">
            <text:p>Avenue Maurice PLANES</text:p>
          </table:table-cell>
          <table:table-cell office:value-type="string">
            <text:p>secteur : Paul Val�ry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OULODROME LA MARTELLE <text:s text:c="77"/></text:p>
          </table:table-cell>
          <table:table-cell office:value-type="string">
            <text:p>NULL</text:p>
          </table:table-cell>
          <table:table-cell office:value-type="string">
            <text:p>square Fran�ois Dezeure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OULODROME Monpellier Village <text:s text:c="70"/></text:p>
          </table:table-cell>
          <table:table-cell office:value-type="string">
            <text:p>route de lav�run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BOULODROME PAUL VALERY <text:s text:c="77"/></text:p>
          </table:table-cell>
          <table:table-cell office:value-type="string">
            <text:p>NULL</text:p>
          </table:table-cell>
          <table:table-cell office:value-type="string">
            <text:p>Pas de loup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ALAIN DELYLLE <text:s text:c="69"/></text:p>
          </table:table-cell>
          <table:table-cell office:value-type="string">
            <text:p>rue de Las Sorb�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ALBERT BATTEUX <text:s text:c="68"/></text:p>
          </table:table-cell>
          <table:table-cell office:value-type="string">
            <text:p>Rue Fran�ois-Joseph Gossec</text:p>
          </table:table-cell>
          <table:table-cell office:value-type="string">
            <text:p>croix d'argent</text:p>
          </table:table-cell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CLAUDE BEAL <text:s text:c="71"/></text:p>
          </table:table-cell>
          <table:table-cell office:value-type="string">
            <text:p>Avenue Dr Jacques Fourcade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Agglom�ration Triathlon (TRIATHLON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COMPLEXE SPORTIF GRAMMONT <text:s text:c="74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LEON CAZALS <text:s text:c="71"/></text:p>
          </table:table-cell>
          <table:table-cell office:value-type="string">
            <text:p>Route de Vaugui�res</text:p>
          </table:table-cell>
          <table:table-cell office:value-type="string">
            <text:p>mill�naire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MOSSON <text:s text:c="76"/></text:p>
          </table:table-cell>
          <table:table-cell office:value-type="string">
            <text:p>AVENUE DE HEIDELBERG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PARC MONTCALM <text:s text:c="69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COMPLEXE SPORTIF VEYRASSI <text:s text:c="74"/></text:p>
          </table:table-cell>
          <table:table-cell office:value-type="string">
            <text:p>RUE DES 4 VENTS</text:p>
          </table:table-cell>
          <table:table-cell table:number-columns-repeated="2" office:value-type="string">
            <text:p>NULL</text:p>
          </table:table-cell>
          <table:table-cell office:value-type="string">
            <text:p>LES HURRICANES ( M.F.A. MONTPELLIER ) (FOOTBALL AMERICAIN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G�rard BIANCHI(terrain) <text:s text:c="76"/></text:p>
          </table:table-cell>
          <table:table-cell office:value-type="string">
            <text:p>Avenue Dr Jacques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1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10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C.R.S.U. (COMITE REGIONAL SPORT UNIVERSITAIRE ) (OMNISPORTS) </text:p>
          </table:table-cell>
          <table:table-cell office:value-type="string">
            <text:p><text:s/>GOLF CLUB DE LA DEFENSE MONTPELLIER (GOLF) </text:p>
          </table:table-cell>
          <table:table-cell office:value-type="string">
            <text:p><text:s/>GROUPE DECISION (FOOTBALL) </text:p>
          </table:table-cell>
          <table:table-cell office:value-type="string">
            <text:p><text:s/>JOGA F.C. (FOOTBALL) </text:p>
          </table:table-cell>
          <table:table-cell office:value-type="string">
            <text:p><text:s/>UFOLEP FOOTBALL (FOOTBALL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GRAMMONT 11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ASPTT FOOTBALL (FOOTBALL) </text:p>
          </table:table-cell>
          <table:table-cell office:value-type="string">
            <text:p><text:s/>C.R.S.U. (COMITE REGIONAL SPORT UNIVERSITAIRE ) (OMNISPORTS) </text:p>
          </table:table-cell>
          <table:table-cell office:value-type="string">
            <text:p><text:s/>CLUB SPORTIF IBM MONTPELLIER FOOTBALL (FOOTBALL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Equipe R�gis DURAND (FOOT A 11) </text:p>
          </table:table-cell>
          <table:table-cell office:value-type="string">
            <text:p><text:s/>LA COMPAGNIE DU VENT (FOOTBALL) </text:p>
          </table:table-cell>
          <table:table-cell office:value-type="string">
            <text:p><text:s/>LEMASSON ( RACING CLUB ) (FOOTBALL) </text:p>
          </table:table-cell>
          <table:table-cell office:value-type="string">
            <text:p><text:s/>LIGUE REGIONALE L- R TENNIS (TENNIS) </text:p>
          </table:table-cell>
          <table:table-cell office:value-type="string">
            <text:p><text:s/>MONTPELLIER HERAULT SPORT CLUB (FOOTBALL) </text:p>
          </table:table-cell>
          <table:table-cell office:value-type="string">
            <text:p><text:s/>OLD SCHOOL SPORT CLUB (FOOTBALL) </text:p>
          </table:table-cell>
          <table:table-cell office:value-type="string">
            <text:p><text:s/>Olympique Montpellier Mill�naire (FOOTBALL) </text:p>
          </table:table-cell>
          <table:table-cell office:value-type="string">
            <text:p><text:s/>POLYTECH MONTPELLIER ( BUREAU DES SPORTS ) (BADMINTON) </text:p>
          </table:table-cell>
          <table:table-cell office:value-type="string">
            <text:p><text:s/>POLYTECH MONTPELLIER ( BUREAU DES SPORTS ) (FOOTBALL) </text:p>
          </table:table-cell>
          <table:table-cell office:value-type="string">
            <text:p><text:s/>POMPIGNANE SPORT ET CULTURE (FOOTBALL) </text:p>
          </table:table-cell>
          <table:table-cell office:value-type="string">
            <text:p><text:s/>STADE LUNARET MONTPELLIER (FOOTBALL) </text:p>
          </table:table-cell>
          <table:table-cell office:value-type="string">
            <text:p><text:s/>STADE LUNARET MONTPELLIER (FUTSAL) </text:p>
          </table:table-cell>
          <table:table-cell office:value-type="string">
            <text:p><text:s/>UNIVERSITE MONTPELLIER 1 (SPORT SCOLAIRE) </text:p>
          </table:table-cell>
          <table:table-cell office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>
            <text:p>GRAMMONT 12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A.S.Montpellier Outre Mer (FOOTBALL) </text:p>
          </table:table-cell>
          <table:table-cell office:value-type="string">
            <text:p><text:s/>AS MONTPELLIER ATLAS PAILLADE (FOOTBALL) </text:p>
          </table:table-cell>
          <table:table-cell office:value-type="string">
            <text:p><text:s/>ASPTT FOOTBALL (FOOTBALL) </text:p>
          </table:table-cell>
          <table:table-cell office:value-type="string">
            <text:p><text:s/>Association Sportive et Culturelle PAILLADE MERCURE (FOOTBALL) </text:p>
          </table:table-cell>
          <table:table-cell office:value-type="string">
            <text:p><text:s/>C.R.S.U. (COMITE REGIONAL SPORT UNIVERSITAIRE ) (OMNISPORTS) </text:p>
          </table:table-cell>
          <table:table-cell office:value-type="string">
            <text:p><text:s/>CHEMIN DES CIMES (BADMINTON) </text:p>
          </table:table-cell>
          <table:table-cell office:value-type="string">
            <text:p><text:s/>CHEMIN DES CIMES (COURSE A PIED) </text:p>
          </table:table-cell>
          <table:table-cell office:value-type="string">
            <text:p><text:s/>CHEMIN DES CIMES (TENNIS DE TABLE) </text:p>
          </table:table-cell>
          <table:table-cell office:value-type="string">
            <text:p><text:s/>CHEMIN DES CIMES (VOLLEY BALL) </text:p>
          </table:table-cell>
          <table:table-cell office:value-type="string">
            <text:p><text:s/>CHEMIN DES CIMES (YOGA) </text:p>
          </table:table-cell>
          <table:table-cell office:value-type="string">
            <text:p><text:s/>COLLEGE PRIVE SAINT-FRANCOIS D'ASSISE (SPORT SCOLAIRE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ECUREUIL CLUB LANGUEDOC (FOOTBALL) </text:p>
          </table:table-cell>
          <table:table-cell office:value-type="string">
            <text:p><text:s/>ENERGIE PAILLADE (FUTSAL) </text:p>
          </table:table-cell>
          <table:table-cell office:value-type="string">
            <text:p><text:s/>FC OPAC (FOOTBALL) </text:p>
          </table:table-cell>
          <table:table-cell office:value-type="string">
            <text:p><text:s/>LEMASSON ( RACING CLUB ) (FOOTBALL) </text:p>
          </table:table-cell>
          <table:table-cell office:value-type="string">
            <text:p><text:s/>LES HURRICANES ( M.F.A. MONTPELLIER ) (FOOTBALL AMERICAIN) </text:p>
          </table:table-cell>
          <table:table-cell office:value-type="string">
            <text:p><text:s/>MONTPELLIER FOOTBALL AMERICAIN (FOOTBALL AMERICAIN) </text:p>
          </table:table-cell>
          <table:table-cell office:value-type="string">
            <text:p><text:s/>MONTPELLIER HERAULT SPORT CLUB (FOOTBALL) </text:p>
          </table:table-cell>
          <table:table-cell office:value-type="string">
            <text:p><text:s/>POLYTECH MONTPELLIER ( BUREAU DES SPORTS ) (BADMINTON) </text:p>
          </table:table-cell>
          <table:table-cell office:value-type="string">
            <text:p><text:s/>POLYTECH MONTPELLIER ( BUREAU DES SPORTS ) (FOOTBALL) </text:p>
          </table:table-cell>
          <table:table-cell office:value-type="string">
            <text:p><text:s/>STADE LUNARET MONTPELLIER (FOOTBALL) </text:p>
          </table:table-cell>
          <table:table-cell office:value-type="string">
            <text:p><text:s/>STADE LUNARET MONTPELLIER (FUTSAL) </text:p>
          </table:table-cell>
          <table:table-cell office:value-type="string">
            <text:p><text:s/>UFOLEP FOOTBALL (FOOTBALL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UNIVERSITE MONTPELLIER 1 (SPORT SCOLAIRE) 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GRAMMONT 13 <text:s text:c="88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A.S.Montpellier Outre Mer (FOOTBALL) </text:p>
          </table:table-cell>
          <table:table-cell office:value-type="string">
            <text:p><text:s/>AMICALE HERAULT Section FOOTBALL (FOOTBALL) </text:p>
          </table:table-cell>
          <table:table-cell office:value-type="string">
            <text:p><text:s/>AS POLICE MONTPELLIER (ASPM) (NATATION) </text:p>
          </table:table-cell>
          <table:table-cell office:value-type="string">
            <text:p><text:s/>ASEM FOOTBALL (FOOTBALL) </text:p>
          </table:table-cell>
          <table:table-cell office:value-type="string">
            <text:p><text:s/>ASPTT FOOTBALL (FOOTBALL) </text:p>
          </table:table-cell>
          <table:table-cell office:value-type="string">
            <text:p><text:s/>ASSOCIATION SPORTIVE AGROPOLIS - CIRAD (FOOTBALL) </text:p>
          </table:table-cell>
          <table:table-cell office:value-type="string">
            <text:p><text:s/>ASSOCIATION SPORTIVE AGROPOLIS - CIRAD (RUGBY A XV) </text:p>
          </table:table-cell>
          <table:table-cell office:value-type="string">
            <text:p><text:s/>ASSOCIATION SPORTIVE AGROPOLIS - CIRAD (VOLLEY BALL) </text:p>
          </table:table-cell>
          <table:table-cell office:value-type="string">
            <text:p><text:s/>BDS MONTPELLIER BUSINESS SCHOOL (OMNISPORTS) </text:p>
          </table:table-cell>
          <table:table-cell office:value-type="string">
            <text:p><text:s/>C.R.S.U. (COMITE REGIONAL SPORT UNIVERSITAIRE ) (OMNISPORTS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HEMIN DES CIMES (BADMINTON) </text:p>
          </table:table-cell>
          <table:table-cell office:value-type="string">
            <text:p><text:s/>CHEMIN DES CIMES (COURSE A PIED) </text:p>
          </table:table-cell>
          <table:table-cell office:value-type="string">
            <text:p><text:s/>CHEMIN DES CIMES (TENNIS DE TABLE) </text:p>
          </table:table-cell>
          <table:table-cell office:value-type="string">
            <text:p><text:s/>CHEMIN DES CIMES (VOLLEY BALL) </text:p>
          </table:table-cell>
          <table:table-cell office:value-type="string">
            <text:p><text:s/>CHEMIN DES CIMES (YOGA) </text:p>
          </table:table-cell>
          <table:table-cell office:value-type="string">
            <text:p><text:s/>COLLEGE PRIVE SAINT-FRANCOIS D'ASSISE (SPORT SCOLAIRE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IBM Rugby (RUGBY A XIII) </text:p>
          </table:table-cell>
          <table:table-cell office:value-type="string">
            <text:p><text:s/>IBM Rugby (RUGBY A XV) </text:p>
          </table:table-cell>
          <table:table-cell office:value-type="string">
            <text:p><text:s/>Juventus du B.S.C. News (FOOTBALL) </text:p>
          </table:table-cell>
          <table:table-cell office:value-type="string">
            <text:p><text:s/>LES 4 HORIZONS (OMNISPORTS) </text:p>
          </table:table-cell>
          <table:table-cell office:value-type="string">
            <text:p><text:s/>MARGERIDE ( UNION SPORTIVE ) (FOOTBALL) </text:p>
          </table:table-cell>
          <table:table-cell office:value-type="string">
            <text:p><text:s/>MONTPELLIER 11 SC (FOOT A 7) </text:p>
          </table:table-cell>
          <table:table-cell office:value-type="string">
            <text:p><text:s/>MONTPELLIER HERAULT SPORT CLUB (FOOTBALL) </text:p>
          </table:table-cell>
          <table:table-cell office:value-type="string">
            <text:p><text:s/>Police Municipale ( Association Omnisports ) (FOOT A 7) </text:p>
          </table:table-cell>
          <table:table-cell office:value-type="string">
            <text:p><text:s/>POMPIGNANE SPORT ET CULTURE (FOOTBALL) </text:p>
          </table:table-cell>
          <table:table-cell office:value-type="string">
            <text:p><text:s/>STADE LUNARET MONTPELLIER (FOOTBALL) </text:p>
          </table:table-cell>
          <table:table-cell office:value-type="string">
            <text:p><text:s/>STADE LUNARET MONTPELLIER (FUTSAL) </text:p>
          </table:table-cell>
          <table:table-cell office:value-type="string">
            <text:p><text:s/>UFOLEP FOOTBALL (FOOTBALL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UNIVERSITE MONTPELLIER 1 (SPORT SCOLAIRE)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AMMONT 2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3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4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5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6 <text:s text:c="89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7 <text:s text:c="89"/></text:p>
          </table:table-cell>
          <table:table-cell office:value-type="string">
            <text:p>AV.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RAMMONT 8 <text:s text:c="89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S POLICE MONTPELLIER (ASPM) (NATATION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OUPO SANTO-MONTPELLIER XI (FOOTBALL) </text:p>
          </table:table-cell>
          <table:table-cell office:value-type="string">
            <text:p><text:s/>FITZPATRICK'S ( CELTIC FOOTBALL CLUB ) (FOOTBALL) </text:p>
          </table:table-cell>
          <table:table-cell office:value-type="string">
            <text:p><text:s/>MONTPELLIER HERAULT SPORT CLUB (FOOTBALL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1">
          <table:table-cell office:value-type="string">
            <text:p>GRAMMONT 9 <text:s text:c="89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AS POLICE MONTPELLIER (ASPM) (NATATION) </text:p>
          </table:table-cell>
          <table:table-cell office:value-type="string">
            <text:p><text:s/>ASPTT FOOTBALL (FOOTBALL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LEMASSON ( RACING CLUB ) (FOOTBALL) </text:p>
          </table:table-cell>
          <table:table-cell office:value-type="string">
            <text:p><text:s/>OLD SCHOOL SPORT CLUB (FOOTBALL) </text:p>
          </table:table-cell>
          <table:table-cell office:value-type="string">
            <text:p><text:s/>UNIVERSITE MONTPELLIER 1 (SPORT SCOLAIRE) </text:p>
          </table:table-cell>
          <table:table-cell office:value-type="string">
            <text:p><text:s/></text:p>
          </table:table-cell>
          <table:table-cell table:number-columns-repeated="26"/>
        </table:table-row>
        <table:table-row table:style-name="ro2">
          <table:table-cell office:value-type="string">
            <text:p>GYMNASE BESSIERE Mireille <text:s text:c="74"/></text:p>
          </table:table-cell>
          <table:table-cell office:value-type="string">
            <text:p>Rue Edouard Villalonga</text:p>
          </table:table-cell>
          <table:table-cell office:value-type="string">
            <text:p>mill�naire</text:p>
          </table:table-cell>
          <table:table-cell office:value-type="float" office:value="100">
            <text:p>100</text:p>
          </table:table-cell>
          <table:table-cell office:value-type="string">
            <text:p>ACIM ( Association Culturelle Israelite de Montpellier ) (FOOTBALL) </text:p>
          </table:table-cell>
          <table:table-cell office:value-type="string">
            <text:p><text:s/>AMAZONIA JIU JITSU (ARTS MARTIAUX) </text:p>
          </table:table-cell>
          <table:table-cell office:value-type="string">
            <text:p><text:s/>AS3MT (A. S. "la 3�me mi-temps") (VOLLEY BALL) </text:p>
          </table:table-cell>
          <table:table-cell office:value-type="string">
            <text:p><text:s/>ASPTT JUDO (JUDO) </text:p>
          </table:table-cell>
          <table:table-cell office:value-type="string">
            <text:p><text:s/>ASPTT OMNISPORTS (OMNISPORTS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HEMIN DES CIMES (BADMINTON) </text:p>
          </table:table-cell>
          <table:table-cell office:value-type="string">
            <text:p><text:s/>CHEMIN DES CIMES (COURSE A PIED) </text:p>
          </table:table-cell>
          <table:table-cell office:value-type="string">
            <text:p><text:s/>CHEMIN DES CIMES (TENNIS DE TABLE) </text:p>
          </table:table-cell>
          <table:table-cell office:value-type="string">
            <text:p><text:s/>CHEMIN DES CIMES (VOLLEY BALL) </text:p>
          </table:table-cell>
          <table:table-cell office:value-type="string">
            <text:p><text:s/>CHEMIN DES CIMES (YOGA) </text:p>
          </table:table-cell>
          <table:table-cell office:value-type="string">
            <text:p><text:s/>CLUB SPORTIF IBM <text:s/>MONTPELLIER BADMINTON (BADMINTON) </text:p>
          </table:table-cell>
          <table:table-cell office:value-type="string">
            <text:p><text:s/>CLUB SPORTIF IBM MONTPELLIER <text:s/>VOLLEY (VOLLEY BALL) </text:p>
          </table:table-cell>
          <table:table-cell office:value-type="string">
            <text:p><text:s/>COLLEGE BEIT CHALOM (SPORT SCOLAIRE) </text:p>
          </table:table-cell>
          <table:table-cell office:value-type="string">
            <text:p><text:s/>COMITE DE L'HERAULT DE HANDBALL (HANDBALL) </text:p>
          </table:table-cell>
          <table:table-cell office:value-type="string">
            <text:p><text:s/>COMITE DEPARTEMENTAL DE BASKET BALL (BASKET BALL) </text:p>
          </table:table-cell>
          <table:table-cell office:value-type="string">
            <text:p><text:s/>COMITE DEPARTEMENTAL de Jeu de Balle au Tambourin (TAMBOURIN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ECOLE ELEMENTAIRE BLAISE PASCAL (SPORT SCOLAIRE) </text:p>
          </table:table-cell>
          <table:table-cell office:value-type="string">
            <text:p><text:s/>ECOLE PRIMAIRE BEIT YOSSEF (SPORT SCOLAIRE) </text:p>
          </table:table-cell>
          <table:table-cell office:value-type="string">
            <text:p><text:s/>ECOLE SAINT FRANCOIS D'ASSISE (SPORT SCOLAIRE) </text:p>
          </table:table-cell>
          <table:table-cell office:value-type="string">
            <text:p><text:s/>GENERATION MILLENAIRE (FOOTBALL) </text:p>
          </table:table-cell>
          <table:table-cell office:value-type="string">
            <text:p><text:s/>GENERATION MILLENAIRE (FUTSAL) </text:p>
          </table:table-cell>
          <table:table-cell office:value-type="string">
            <text:p><text:s/>GOREE BASKET CLUB (BASKET BALL) </text:p>
          </table:table-cell>
          <table:table-cell office:value-type="string">
            <text:p><text:s/>MONTPELLIER BASKET MOSSON (BASKET BALL) </text:p>
          </table:table-cell>
          <table:table-cell office:value-type="string">
            <text:p><text:s/>MONTPELLIER HERAULT SPORT CLUB (FOOTBALL) </text:p>
          </table:table-cell>
          <table:table-cell office:value-type="string">
            <text:p><text:s/>MONTPELLIER VOLLEY UNIVERSITE CLUB (VOLLEY BALL) </text:p>
          </table:table-cell>
          <table:table-cell office:value-type="string">
            <text:p><text:s/>POMPIERS DE MONTAUBEROU SDIS 34 (FOOTBALL) </text:p>
          </table:table-cell>
          <table:table-cell table:number-columns-repeated="6"/>
        </table:table-row>
        <table:table-row table:style-name="ro1">
          <table:table-cell office:value-type="string">
            <text:p>GYMNASE BOUIN Jean <text:s text:c="81"/></text:p>
          </table:table-cell>
          <table:table-cell office:value-type="string">
            <text:p>Avenue du Biterrois</text:p>
          </table:table-cell>
          <table:table-cell office:value-type="string">
            <text:p>les hauts de Massane</text:p>
          </table:table-cell>
          <table:table-cell office:value-type="float" office:value="350">
            <text:p>350</text:p>
          </table:table-cell>
          <table:table-cell office:value-type="string">
            <text:p>COLLEGE LES ESCHOLIERS DE LA MOSSON (SPORT SCOLAIRE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GENERATIONS SOLIDAIRES ET CITOYENNES (DIVERS) </text:p>
          </table:table-cell>
          <table:table-cell office:value-type="string">
            <text:p><text:s/>JEUNES MUSULMANS DE FRANCE ( J.M.F. ) (BASKET BALL) </text:p>
          </table:table-cell>
          <table:table-cell office:value-type="string">
            <text:p><text:s/>JEUNES MUSULMANS DE FRANCE ( J.M.F. ) (FOOTBALL) </text:p>
          </table:table-cell>
          <table:table-cell office:value-type="string">
            <text:p><text:s/>JEUNES MUSULMANS DE FRANCE ( J.M.F. ) (FUTSAL) </text:p>
          </table:table-cell>
          <table:table-cell office:value-type="string">
            <text:p><text:s/>JEUNES MUSULMANS DE FRANCE ( J.M.F. ) (VOLLEY BALL) </text:p>
          </table:table-cell>
          <table:table-cell office:value-type="string">
            <text:p><text:s/>MONTPELLIER AGGLOMERATION FUTSAL (FUTSAL) </text:p>
          </table:table-cell>
          <table:table-cell office:value-type="string">
            <text:p><text:s/>MONTPELLIER BASKET MOSSON (BASKET BALL) </text:p>
          </table:table-cell>
          <table:table-cell office:value-type="string">
            <text:p><text:s/>MONTPELLIER MEDITERRANEE FUTSAL (FUTSAL) 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1">
          <table:table-cell office:value-type="string">
            <text:p>GYMNASE BUSNEL Georges <text:s text:c="77"/></text:p>
          </table:table-cell>
          <table:table-cell office:value-type="string">
            <text:p>Rue des Razeteurs</text:p>
          </table:table-cell>
          <table:table-cell office:value-type="string">
            <text:p>NULL</text:p>
          </table:table-cell>
          <table:table-cell office:value-type="float" office:value="168">
            <text:p>168</text:p>
          </table:table-cell>
          <table:table-cell office:value-type="string">
            <text:p>ASS COLLEGE GERARD PHILIPE (SPORT SCOLAIRE) </text:p>
          </table:table-cell>
          <table:table-cell office:value-type="string">
            <text:p><text:s/>COLLEGE GERARD PHILIPE (SPORT SCOLAIRE) </text:p>
          </table:table-cell>
          <table:table-cell office:value-type="string">
            <text:p><text:s/>COLLEGE LES AIGUERELLES (SPORT SCOLAIRE) </text:p>
          </table:table-cell>
          <table:table-cell office:value-type="string">
            <text:p><text:s/>COMITE DE L'HERAULT DE HANDBALL (HANDBALL) </text:p>
          </table:table-cell>
          <table:table-cell office:value-type="string">
            <text:p><text:s/>COMITE DEPARTEMENTAL DE BASKET BALL (BASKET BALL) </text:p>
          </table:table-cell>
          <table:table-cell office:value-type="string">
            <text:p><text:s/>ECOLE ELEMENTAIRE DENIS DIDEROT (SPORT SCOLAIRE) </text:p>
          </table:table-cell>
          <table:table-cell office:value-type="string">
            <text:p><text:s/>ECOLE ELEMENTAIRE JACQUES BREL (SPORT SCOLAIRE) </text:p>
          </table:table-cell>
          <table:table-cell office:value-type="string">
            <text:p><text:s/>ERASMUS STUDENT NETWORK MONTPELLIER (DIVERS) </text:p>
          </table:table-cell>
          <table:table-cell office:value-type="string">
            <text:p><text:s/>MAJORETTES IMPERIALES DE MONTPELLIER (MAJORETTES) </text:p>
          </table:table-cell>
          <table:table-cell office:value-type="string">
            <text:p><text:s/>MONTPELLIER HANDBALL (HANDBALL) </text:p>
          </table:table-cell>
          <table:table-cell office:value-type="string">
            <text:p><text:s/>MONTPELLIER MEDITERRANEE METROPOLE TAE KWON DO (TAEKWONDO) </text:p>
          </table:table-cell>
          <table:table-cell office:value-type="string">
            <text:p><text:s/>MONTPELLIER TEN'DANSE (TWIRLING BATON) </text:p>
          </table:table-cell>
          <table:table-cell office:value-type="string">
            <text:p><text:s/>MUC HANDBALL (HANDBALL) </text:p>
          </table:table-cell>
          <table:table-cell office:value-type="string">
            <text:p><text:s/>SINGA (OMNISPORTS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</text:p>
          </table:table-cell>
          <table:table-cell table:number-columns-repeated="18"/>
        </table:table-row>
        <table:table-row table:style-name="ro1">
          <table:table-cell office:value-type="string">
            <text:p>GYMNASE CERDAN Marcel <text:s text:c="78"/></text:p>
          </table:table-cell>
          <table:table-cell office:value-type="string">
            <text:p>Rue du Pas du Loup</text:p>
          </table:table-cell>
          <table:table-cell office:value-type="string">
            <text:p>secteur Croix d'argent</text:p>
          </table:table-cell>
          <table:table-cell office:value-type="float" office:value="250">
            <text:p>250</text:p>
          </table:table-cell>
          <table:table-cell office:value-type="string">
            <text:p>A.E.M.M (AS des Etudiants Mahorais de Montpellier) (BASKET BALL) </text:p>
          </table:table-cell>
          <table:table-cell office:value-type="string">
            <text:p><text:s/>A.E.M.M (AS des Etudiants Mahorais de Montpellier) (OMNISPORTS) </text:p>
          </table:table-cell>
          <table:table-cell office:value-type="string">
            <text:p><text:s/>A.E.P.F. (Polyn�siens) (OMNISPORTS) </text:p>
          </table:table-cell>
          <table:table-cell office:value-type="string">
            <text:p><text:s/>A.K SPORT (FULL CONTACT) </text:p>
          </table:table-cell>
          <table:table-cell office:value-type="string">
            <text:p><text:s/>A.K SPORT (JUDO) </text:p>
          </table:table-cell>
          <table:table-cell office:value-type="string">
            <text:p><text:s/>ASS COLLEGE MARCEL PAGNOL (SPORT SCOLAIRE) </text:p>
          </table:table-cell>
          <table:table-cell office:value-type="string">
            <text:p><text:s/>ASSOCIATION DES SENEGALAIS DE L'HERAULT (OMNISPORTS) </text:p>
          </table:table-cell>
          <table:table-cell office:value-type="string">
            <text:p><text:s/>Association Sportive et Culturelle PAILLADE MERCURE (FOOTBALL) </text:p>
          </table:table-cell>
          <table:table-cell office:value-type="string">
            <text:p><text:s/>BDE POLYTECH MONTPELLIER (OMNISPORTS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OLLEGE MARCEL PAGNOL (SPORT SCOLAIRE) </text:p>
          </table:table-cell>
          <table:table-cell office:value-type="string">
            <text:p><text:s/>COMITE DE L'HERAULT DE HANDBALL (HANDBALL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ECOLE MATERNELLE LILY BOULANGER (SPORT SCOLAIRE) </text:p>
          </table:table-cell>
          <table:table-cell office:value-type="string">
            <text:p><text:s/>GENERATION MILLENAIRE (FOOTBALL) </text:p>
          </table:table-cell>
          <table:table-cell office:value-type="string">
            <text:p><text:s/>GENERATION MILLENAIRE (FUTSAL) </text:p>
          </table:table-cell>
          <table:table-cell office:value-type="string">
            <text:p><text:s/>GOREE BASKET CLUB (BASKET BALL) </text:p>
          </table:table-cell>
          <table:table-cell office:value-type="string">
            <text:p><text:s/>LYCEE JULES FERRY (SPORT SCOLAIRE) </text:p>
          </table:table-cell>
          <table:table-cell office:value-type="string">
            <text:p><text:s/>MONTPELLIER AGGLOMERATION FUTSAL (FUTSAL) </text:p>
          </table:table-cell>
          <table:table-cell office:value-type="string">
            <text:p><text:s/>MONTPELLIER CHAMBERTE HANDBALL (HANDBALL) </text:p>
          </table:table-cell>
          <table:table-cell office:value-type="string">
            <text:p><text:s/>MONTPELLIER MEDITERRANEE FUTSAL (FUTSAL) </text:p>
          </table:table-cell>
          <table:table-cell office:value-type="string">
            <text:p><text:s/>MUC OMNISPORTS (OMNISPORTS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GYMNASE COLAS Alain <text:s text:c="80"/></text:p>
          </table:table-cell>
          <table:table-cell office:value-type="string">
            <text:p>Rue de l'Arnel</text:p>
          </table:table-cell>
          <table:table-cell office:value-type="string">
            <text:p>NULL</text:p>
          </table:table-cell>
          <table:table-cell office:value-type="float" office:value="187">
            <text:p>187</text:p>
          </table:table-cell>
          <table:table-cell office:value-type="string">
            <text:p>As Sports et Loisirs des Jeunes Croix D'Argent Volley (VOLLEY BALL) </text:p>
          </table:table-cell>
          <table:table-cell office:value-type="string">
            <text:p><text:s/>ASS COLLEGE CROIX D'ARGENT (SPORT SCOLAIRE) </text:p>
          </table:table-cell>
          <table:table-cell office:value-type="string">
            <text:p><text:s/>COLLEGE CROIX D'ARGENT (SPORT SCOLAIRE) </text:p>
          </table:table-cell>
          <table:table-cell office:value-type="string">
            <text:p><text:s/>ECOLE ELEMENTAIRE GARIBALDI (SPORT SCOLAIRE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SS DE L'HERAULT - DIRECTION DEPARTEMENTAL (SPORT SCOLAIRE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GYMNASE COLAS SALLE ANNEXE <text:s text:c="73"/></text:p>
          </table:table-cell>
          <table:table-cell office:value-type="string">
            <text:p>Rue de l'Arnel</text:p>
          </table:table-cell>
          <table:table-cell table:number-columns-repeated="2" office:value-type="string">
            <text:p>NULL</text:p>
          </table:table-cell>
          <table:table-cell office:value-type="string">
            <text:p>As Sports et Loisirs des Jeunes Croix D'Argent Volley (VOLLEY BALL) </text:p>
          </table:table-cell>
          <table:table-cell office:value-type="string">
            <text:p><text:s/>ASS COLLEGE CROIX D'ARGENT (SPORT SCOLAIRE) </text:p>
          </table:table-cell>
          <table:table-cell office:value-type="string">
            <text:p><text:s/>COLLEGE CROIX D'ARGENT (SPORT SCOLAIRE) </text:p>
          </table:table-cell>
          <table:table-cell office:value-type="string">
            <text:p><text:s/>ECOLE ELEMENTAIRE GARIBALDI (SPORT SCOLAIRE) </text:p>
          </table:table-cell>
          <table:table-cell office:value-type="string">
            <text:p><text:s/>UNSS DE L'HERAULT - DIRECTION DEPARTEMENTAL (SPORT SCOLAIRE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1">
          <table:table-cell office:value-type="string">
            <text:p>GYMNASE COUDERC Roger <text:s text:c="78"/></text:p>
          </table:table-cell>
          <table:table-cell office:value-type="string">
            <text:p>Rue du Mas de Lemasson</text:p>
          </table:table-cell>
          <table:table-cell office:value-type="string">
            <text:p>NULL</text:p>
          </table:table-cell>
          <table:table-cell office:value-type="float" office:value="139">
            <text:p>139</text:p>
          </table:table-cell>
          <table:table-cell office:value-type="string">
            <text:p>ASS LYCEE CLEMENCEAU (SPORT SCOLAIRE) </text:p>
          </table:table-cell>
          <table:table-cell office:value-type="string">
            <text:p><text:s/>COLLEGE CLEMENCEAU (SPORT SCOLAIRE) </text:p>
          </table:table-cell>
          <table:table-cell office:value-type="string">
            <text:p><text:s/>CROIX D'ARGENT BASKET MONTPELLIER (BASKET BALL) </text:p>
          </table:table-cell>
          <table:table-cell office:value-type="string">
            <text:p><text:s/>ECOLE ELEMENTAIRE MARIE CURIE (SPORT SCOLAIRE) </text:p>
          </table:table-cell>
          <table:table-cell office:value-type="string">
            <text:p><text:s/>ECOLE MATERNELLE ALPHONSE DAUDET (SPORT SCOLAIRE) </text:p>
          </table:table-cell>
          <table:table-cell office:value-type="string">
            <text:p><text:s/>LYCEE CLEMENCEAU (SPORT SCOLAIRE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GYMNASE FERRARI HENRI <text:s text:c="78"/></text:p>
          </table:table-cell>
          <table:table-cell office:value-type="string">
            <text:p>Avenue Dr Jacques Fourcade</text:p>
          </table:table-cell>
          <table:table-cell office:value-type="string">
            <text:p>NULL</text:p>
          </table:table-cell>
          <table:table-cell office:value-type="float" office:value="250">
            <text:p>250</text:p>
          </table:table-cell>
          <table:table-cell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YMNASE FRANCOIS RABELAIS <text:s text:c="74"/></text:p>
          </table:table-cell>
          <table:table-cell table:number-columns-repeated="3" office:value-type="string">
            <text:p>NULL</text:p>
          </table:table-cell>
          <table:table-cell office:value-type="string">
            <text:p>ASS COLLEGE FRANCOIS RABELAIS (SPORT SCOLAIRE) </text:p>
          </table:table-cell>
          <table:table-cell office:value-type="string">
            <text:p><text:s/>COLLEGE FRANCOIS RABELAIS (SPORT SCOLAIRE) </text:p>
          </table:table-cell>
          <table:table-cell office:value-type="string">
            <text:p><text:s/>COMITE DE L'HERAULT DE HANDBALL (HANDBALL) </text:p>
          </table:table-cell>
          <table:table-cell office:value-type="string">
            <text:p><text:s/>COMITE DEPARTEMENTAL DE BASKET BALL (BASKET BALL) </text:p>
          </table:table-cell>
          <table:table-cell office:value-type="string">
            <text:p><text:s/>LIGUE REGIONALE L-R DE BASKET BALL (BASKET BALL) </text:p>
          </table:table-cell>
          <table:table-cell office:value-type="string">
            <text:p><text:s/>MONTPELLIER HANDBALL (HANDBALL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SS DE L'HERAULT - DIRECTION DEPARTEMENTAL (SPORT SCOLAIRE) </text:p>
          </table:table-cell>
          <table:table-cell office:value-type="string">
            <text:p><text:s/>VOLLEY LOISIRS MONTPELLIER (VLM) (VOLLEY BALL) 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>
            <text:p>GYMNASE GAMBARDELLA Emmanuel <text:s text:c="71"/></text:p>
          </table:table-cell>
          <table:table-cell office:value-type="string">
            <text:p>Rue Bourrelly</text:p>
          </table:table-cell>
          <table:table-cell office:value-type="string">
            <text:p>NULL</text:p>
          </table:table-cell>
          <table:table-cell office:value-type="float" office:value="177">
            <text:p>177</text:p>
          </table:table-cell>
          <table:table-cell office:value-type="string">
            <text:p>A.E.M.M (AS des Etudiants Mahorais de Montpellier) (BASKET BALL) </text:p>
          </table:table-cell>
          <table:table-cell office:value-type="string">
            <text:p><text:s/>A.E.M.M (AS des Etudiants Mahorais de Montpellier) (OMNISPORTS) </text:p>
          </table:table-cell>
          <table:table-cell office:value-type="string">
            <text:p><text:s/>As Sports et Loisirs des Jeunes Croix D'Argent Volley (VOLLEY BALL) </text:p>
          </table:table-cell>
          <table:table-cell office:value-type="string">
            <text:p><text:s/>ASBAM Association Sportive Beaux Arts Montpellier VOLLEY BALL-BEACH VOLLEY (VOLLEY BALL) </text:p>
          </table:table-cell>
          <table:table-cell office:value-type="string">
            <text:p><text:s/>ASS LYCEE CLEMENCEAU (SPORT SCOLAIRE) </text:p>
          </table:table-cell>
          <table:table-cell office:value-type="string">
            <text:p><text:s/>ASSOCIATION KUNG FU DEVELOPPEMENT (KUNG-FU) </text:p>
          </table:table-cell>
          <table:table-cell office:value-type="string">
            <text:p><text:s/>BDS MONTPELLIER BUSINESS SCHOOL (OMNISPORTS) </text:p>
          </table:table-cell>
          <table:table-cell office:value-type="string">
            <text:p><text:s/>CIRQUE BALTHAZAR (CIRQUE) </text:p>
          </table:table-cell>
          <table:table-cell office:value-type="string">
            <text:p><text:s/>COLLEGE CLEMENCEAU (SPORT SCOLAIRE) </text:p>
          </table:table-cell>
          <table:table-cell office:value-type="string">
            <text:p><text:s/>COMITE DEPARTEMENTAL DE BASKET BALL (BASKET BALL) </text:p>
          </table:table-cell>
          <table:table-cell office:value-type="string">
            <text:p><text:s/>CROIX D'ARGENT BASKET MONTPELLIER (BASKET BALL) </text:p>
          </table:table-cell>
          <table:table-cell office:value-type="string">
            <text:p><text:s/>ECOLE ELEMENTAIRE SEVIGNE (SPORT SCOLAIRE) </text:p>
          </table:table-cell>
          <table:table-cell office:value-type="string">
            <text:p><text:s/>ECOLE MATERNELLE FRANCIS GARNIER (SPORT SCOLAIRE) </text:p>
          </table:table-cell>
          <table:table-cell office:value-type="string">
            <text:p><text:s/>LYCEE CLEMENCEAU (SPORT SCOLAIRE) </text:p>
          </table:table-cell>
          <table:table-cell office:value-type="string">
            <text:p><text:s/>MONTPELLIER VIET-VO-DAO (ARTS MARTIAUX) </text:p>
          </table:table-cell>
          <table:table-cell office:value-type="string">
            <text:p><text:s/>SPORT TAMBOURIN CLUB DE MONTPELLIER (TAMBOURIN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SS DE L'HERAULT - DIRECTION DEPARTEMENTAL (SPORT SCOLAIRE) </text:p>
          </table:table-cell>
          <table:table-cell office:value-type="string">
            <text:p><text:s/>Volley Loisirs Competition Antigone (VOLLEY BALL) </text:p>
          </table:table-cell>
          <table:table-cell office:value-type="string">
            <text:p><text:s/></text:p>
          </table:table-cell>
          <table:table-cell table:number-columns-repeated="14"/>
        </table:table-row>
        <table:table-row table:style-name="ro2">
          <table:table-cell office:value-type="string">
            <text:p>GYMNASE GEORGES FRECHE <text:s text:c="77"/></text:p>
          </table:table-cell>
          <table:table-cell office:value-type="string">
            <text:p>rue le Titien</text:p>
          </table:table-cell>
          <table:table-cell office:value-type="string">
            <text:p>NULL</text:p>
          </table:table-cell>
          <table:table-cell office:value-type="float" office:value="100">
            <text:p>100</text:p>
          </table:table-cell>
          <table:table-cell office:value-type="string">
            <text:p>AS LANGUEDOCIENNE DE KYUDO (TIR A L'ARC) </text:p>
          </table:table-cell>
          <table:table-cell office:value-type="string">
            <text:p><text:s/>AS SENZALA (CAPOIERA) </text:p>
          </table:table-cell>
          <table:table-cell office:value-type="string">
            <text:p><text:s/>ASBAM Association Sportive Beaux Arts Montpellier VOLLEY BALL-BEACH VOLLEY (VOLLEY BALL) </text:p>
          </table:table-cell>
          <table:table-cell office:value-type="string">
            <text:p><text:s/>ASPTT BASKET BALL (BASKET BALL) </text:p>
          </table:table-cell>
          <table:table-cell office:value-type="string">
            <text:p><text:s/>Association Foot-Fauteuil "Les Fauteuils de feu" (FUTSAL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APOEIRA RACINES ET VIBRATIONS (ARTS MARTIAUX) </text:p>
          </table:table-cell>
          <table:table-cell office:value-type="string">
            <text:p><text:s/>CHEMIN DES CIMES (BADMINTON) </text:p>
          </table:table-cell>
          <table:table-cell office:value-type="string">
            <text:p><text:s/>CHEMIN DES CIMES (COURSE A PIED) </text:p>
          </table:table-cell>
          <table:table-cell office:value-type="string">
            <text:p><text:s/>CHEMIN DES CIMES (TENNIS DE TABLE) </text:p>
          </table:table-cell>
          <table:table-cell office:value-type="string">
            <text:p><text:s/>CHEMIN DES CIMES (VOLLEY BALL) </text:p>
          </table:table-cell>
          <table:table-cell office:value-type="string">
            <text:p><text:s/>CHEMIN DES CIMES (YOGA) </text:p>
          </table:table-cell>
          <table:table-cell office:value-type="string">
            <text:p><text:s/>CLUB SPORTIF IBM MONTPELLIER <text:s/>VOLLEY (VOLLEY BALL) </text:p>
          </table:table-cell>
          <table:table-cell office:value-type="string">
            <text:p><text:s/>COMITE DEPARTEMENTAL DE BASKET BALL (BASKET BALL) </text:p>
          </table:table-cell>
          <table:table-cell office:value-type="string">
            <text:p><text:s/>COMITE DEPARTEMENTAL DE L HERAULT DE KARATE (KARATE) </text:p>
          </table:table-cell>
          <table:table-cell office:value-type="string">
            <text:p><text:s/>CROIX D'ARGENT BASKET MONTPELLIER (BASKET BALL) </text:p>
          </table:table-cell>
          <table:table-cell office:value-type="string">
            <text:p><text:s/>ENSAM (�cole archi) (RUGBY A XIII) </text:p>
          </table:table-cell>
          <table:table-cell office:value-type="string">
            <text:p><text:s/>ENSAM (�cole archi) (RUGBY A XV) </text:p>
          </table:table-cell>
          <table:table-cell office:value-type="string">
            <text:p><text:s/>ENSAM (�cole archi) (VOLLEY BALL) </text:p>
          </table:table-cell>
          <table:table-cell office:value-type="string">
            <text:p><text:s/>IME "LA CARDABELLE" (DIVERS) </text:p>
          </table:table-cell>
          <table:table-cell office:value-type="string">
            <text:p><text:s/>LA GARRIGA LENGADOCIANA (DANSE) </text:p>
          </table:table-cell>
          <table:table-cell office:value-type="string">
            <text:p><text:s/>LIGUE REGIONALE L-R KARATE (KARATE) </text:p>
          </table:table-cell>
          <table:table-cell office:value-type="string">
            <text:p><text:s/>LIGUE REGIONALE TAEKWONDO (TAEKWONDO) </text:p>
          </table:table-cell>
          <table:table-cell office:value-type="string">
            <text:p><text:s/>MAJOR'S GIRLS MONTPELLIER (MAJORETTES) </text:p>
          </table:table-cell>
          <table:table-cell office:value-type="string">
            <text:p><text:s/>MONTPELLIER BADMINTON CLUB (BADMINTON) </text:p>
          </table:table-cell>
          <table:table-cell office:value-type="string">
            <text:p><text:s/>MONTPELLIER VOLLEY UNIVERSITE CLUB (VOLLEY BALL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SS DE L'HERAULT - DIRECTION DEPARTEMENTAL (SPORT SCOLAIRE) </text:p>
          </table:table-cell>
          <table:table-cell table:number-columns-repeated="6"/>
        </table:table-row>
        <table:table-row table:style-name="ro1">
          <table:table-cell office:value-type="string">
            <text:p>GYMNASE JOUANIQUE Bernard <text:s text:c="74"/></text:p>
          </table:table-cell>
          <table:table-cell office:value-type="string">
            <text:p>Rue Calvin</text:p>
          </table:table-cell>
          <table:table-cell table:number-columns-repeated="2" office:value-type="string">
            <text:p>NULL</text:p>
          </table:table-cell>
          <table:table-cell office:value-type="string">
            <text:p>AMICALE EID MEDITERRANEE (OMNISPORTS) </text:p>
          </table:table-cell>
          <table:table-cell office:value-type="string">
            <text:p><text:s/>ASSOCIATION SPORTIVE ET CULTURELLE DE LA PERGOLA (ASCP) (OMNISPORTS) </text:p>
          </table:table-cell>
          <table:table-cell office:value-type="string">
            <text:p><text:s/>Association Sportive et Culturelle PAILLADE MERCURE (FOOTBALL) </text:p>
          </table:table-cell>
          <table:table-cell office:value-type="string">
            <text:p><text:s/>B.L.M.A. (Basket Lattes Montpellier Mediterran�e M�tropole Association) (BASKET BALL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OLLEGE CLEMENCEAU (SPORT SCOLAIRE) </text:p>
          </table:table-cell>
          <table:table-cell office:value-type="string">
            <text:p><text:s/>COMITE DEPARTEMENTAL de Jeu de Balle au Tambourin (TAMBOURIN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CROIX D'ARGENT BASKET MONTPELLIER (BASKET BALL) </text:p>
          </table:table-cell>
          <table:table-cell office:value-type="string">
            <text:p><text:s/>ECOLE ELEMENTAIRE Julie DAUBIE (SPORT SCOLAIRE) </text:p>
          </table:table-cell>
          <table:table-cell office:value-type="string">
            <text:p><text:s/>L'ARCHE DE JEAN VANIER EN LANGUEDOC-ROUSSILLON </text:p>
          </table:table-cell>
          <table:table-cell office:value-type="string">
            <text:p><text:s/>FOYER DE VIE L'HORIZON (DANSE) </text:p>
          </table:table-cell>
          <table:table-cell office:value-type="string">
            <text:p><text:s/>L'ARCHE DE JEAN VANIER EN LANGUEDOC-ROUSSILLON </text:p>
          </table:table-cell>
          <table:table-cell office:value-type="string">
            <text:p><text:s/>FOYER DE VIE L'HORIZON (GYMNASTIQUE) </text:p>
          </table:table-cell>
          <table:table-cell office:value-type="string">
            <text:p><text:s/>L'ARCHE DE JEAN VANIER EN LANGUEDOC-ROUSSILLON </text:p>
          </table:table-cell>
          <table:table-cell office:value-type="string">
            <text:p><text:s/>FOYER DE VIE L'HORIZON (OMNISPORTS) </text:p>
          </table:table-cell>
          <table:table-cell office:value-type="string">
            <text:p><text:s/>LYCEE CLEMENCEAU (SPORT SCOLAIRE) </text:p>
          </table:table-cell>
          <table:table-cell office:value-type="string">
            <text:p><text:s/>MONTPELLIER BASKET MOSSON (BASKET BALL) </text:p>
          </table:table-cell>
          <table:table-cell office:value-type="string">
            <text:p><text:s/>MONTPELLIER MEDITERRANEE FUTSAL (FUTSAL) </text:p>
          </table:table-cell>
          <table:table-cell office:value-type="string">
            <text:p><text:s/>MONTPELLIER TAE KWON DO (TAEKWONDO) </text:p>
          </table:table-cell>
          <table:table-cell office:value-type="string">
            <text:p><text:s/>SPORT TAMBOURIN CLUB DE MONTPELLIER (TAMBOURIN) </text:p>
          </table:table-cell>
          <table:table-cell office:value-type="string">
            <text:p><text:s/>WEST INDIES FAMILY (OMNISPORTS) 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GYMNASE LE HETET <text:s text:c="83"/></text:p>
          </table:table-cell>
          <table:table-cell office:value-type="string">
            <text:p>Route de Vaugui�res</text:p>
          </table:table-cell>
          <table:table-cell table:number-columns-repeated="2" office:value-type="string">
            <text:p>NULL</text:p>
          </table:table-cell>
          <table:table-cell office:value-type="string">
            <text:p>ASPTT BASKET BALL (BASKET BALL) </text:p>
          </table:table-cell>
          <table:table-cell office:value-type="string">
            <text:p><text:s/>ASPTT DANSES (DANSE) </text:p>
          </table:table-cell>
          <table:table-cell office:value-type="string">
            <text:p><text:s/>ASPTT GYMNASTIQUE (GYMNASTIQUE) </text:p>
          </table:table-cell>
          <table:table-cell office:value-type="string">
            <text:p><text:s/>ASPTT OMNISPORTS (OMNISPORTS) </text:p>
          </table:table-cell>
          <table:table-cell office:value-type="string">
            <text:p><text:s/>ASPTT VOLLEY (VOLLEY BALL) </text:p>
          </table:table-cell>
          <table:table-cell office:value-type="string">
            <text:p><text:s/>COLLEGE CLEMENCEAU (SPORT SCOLAIRE) </text:p>
          </table:table-cell>
          <table:table-cell office:value-type="string">
            <text:p><text:s/>ECOLE ELEMENTAIRE MICHEL DE L'HOSPITAL (SPORT SCOLAIRE) </text:p>
          </table:table-cell>
          <table:table-cell office:value-type="string">
            <text:p><text:s/>MUC OMNISPORTS (OMNISPORTS) 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1">
          <table:table-cell office:value-type="string">
            <text:p>GYMNASE LES ARTS <text:s text:c="83"/></text:p>
          </table:table-cell>
          <table:table-cell office:value-type="string">
            <text:p>Rue de Substantion</text:p>
          </table:table-cell>
          <table:table-cell table:number-columns-repeated="2" office:value-type="string">
            <text:p>NULL</text:p>
          </table:table-cell>
          <table:table-cell office:value-type="string">
            <text:p>ASBAM Association Sportive Beaux Arts Montpellier VOLLEY BALL-BEACH VOLLEY (VOLLEY BALL) </text:p>
          </table:table-cell>
          <table:table-cell office:value-type="string">
            <text:p><text:s/>ASSOCIATION SPORTIVE AGROPOLIS - CIRAD (FOOTBALL) </text:p>
          </table:table-cell>
          <table:table-cell office:value-type="string">
            <text:p><text:s/>ASSOCIATION SPORTIVE AGROPOLIS - CIRAD (RUGBY A XV) </text:p>
          </table:table-cell>
          <table:table-cell office:value-type="string">
            <text:p><text:s/>ASSOCIATION SPORTIVE AGROPOLIS - CIRAD (VOLLEY BALL) </text:p>
          </table:table-cell>
          <table:table-cell office:value-type="string">
            <text:p><text:s/>COLLEGE CLEMENCE ROYER (SPORT SCOLAIRE) </text:p>
          </table:table-cell>
          <table:table-cell office:value-type="string">
            <text:p><text:s/>COLLEGE PRIVE DE LA SALLE (SPORT SCOLAIRE) </text:p>
          </table:table-cell>
          <table:table-cell office:value-type="string">
            <text:p><text:s/>COLLEGE SAINT FRANCOIS REGIS (SPORT SCOLAIRE) </text:p>
          </table:table-cell>
          <table:table-cell office:value-type="string">
            <text:p><text:s/>ECOLE ELEMENTAIRE SIGMUND FREUD (SPORT SCOLAIRE) </text:p>
          </table:table-cell>
          <table:table-cell office:value-type="string">
            <text:p><text:s/>ECOLE PRIVEE DE LA SALLE (SPORT SCOLAIRE) </text:p>
          </table:table-cell>
          <table:table-cell office:value-type="string">
            <text:p><text:s/>EPF (ECOLE POLYTECHNIQUE FEMININE) (OMNISPORTS) </text:p>
          </table:table-cell>
          <table:table-cell office:value-type="string">
            <text:p><text:s/>LYCEE CLEMENCEAU (SPORT SCOLAIRE) 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string">
            <text:p>GYMNASE LES GARRIGUES <text:s text:c="78"/></text:p>
          </table:table-cell>
          <table:table-cell office:value-type="string">
            <text:p>Avenue du Comt� de Nice</text:p>
          </table:table-cell>
          <table:table-cell office:value-type="string">
            <text:p>secteur : les hauts de Massane</text:p>
          </table:table-cell>
          <table:table-cell office:value-type="string">
            <text:p>NULL</text:p>
          </table:table-cell>
          <table:table-cell office:value-type="string">
            <text:p>AS JEUNES PHOBOS PAILLADE NORD AJPPN (FOOTBALL) </text:p>
          </table:table-cell>
          <table:table-cell office:value-type="string">
            <text:p><text:s/>ASSOCIATION EDUCATION JEUNESSE ET DEVELOPPEMENT (EJD) (FOOT EN <text:s/>SALLE) </text:p>
          </table:table-cell>
          <table:table-cell office:value-type="string">
            <text:p><text:s/>ASSOCIATION EDUCATION JEUNESSE ET DEVELOPPEMENT (EJD) (FUTSAL) </text:p>
          </table:table-cell>
          <table:table-cell office:value-type="string">
            <text:p><text:s/>Association Foot-Fauteuil "Les Fauteuils de feu" (FUTSAL) </text:p>
          </table:table-cell>
          <table:table-cell office:value-type="string">
            <text:p><text:s/>COLLEGE LES GARRIGUES (SPORT SCOLAIRE) </text:p>
          </table:table-cell>
          <table:table-cell office:value-type="string">
            <text:p><text:s/>COMITE DEPARTEMENTAL DE BADMINTON 34 (BADMINTON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ENERGIE PAILLADE (FUTSAL) </text:p>
          </table:table-cell>
          <table:table-cell office:value-type="string">
            <text:p><text:s/>GENERATIONS SOLIDAIRES ET CITOYENNES (DIVERS) </text:p>
          </table:table-cell>
          <table:table-cell office:value-type="string">
            <text:p><text:s/>JEUNES MUSULMANS DE FRANCE ( J.M.F. ) (BASKET BALL) </text:p>
          </table:table-cell>
          <table:table-cell office:value-type="string">
            <text:p><text:s/>JEUNES MUSULMANS DE FRANCE ( J.M.F. ) (FOOTBALL) </text:p>
          </table:table-cell>
          <table:table-cell office:value-type="string">
            <text:p><text:s/>JEUNES MUSULMANS DE FRANCE ( J.M.F. ) (FUTSAL) </text:p>
          </table:table-cell>
          <table:table-cell office:value-type="string">
            <text:p><text:s/>JEUNES MUSULMANS DE FRANCE ( J.M.F. ) (VOLLEY BALL) </text:p>
          </table:table-cell>
          <table:table-cell office:value-type="string">
            <text:p><text:s/>MONTPELLIER AGGLOMERATION FUTSAL (FUTSAL) </text:p>
          </table:table-cell>
          <table:table-cell office:value-type="string">
            <text:p><text:s/>MONTPELLIER BADMINTON CLUB (BADMINTON) </text:p>
          </table:table-cell>
          <table:table-cell office:value-type="string">
            <text:p><text:s/>MONTPELLIER BASKET MOSSON (BASKET BALL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SS DE L'HERAULT - DIRECTION DEPARTEMENTAL (SPORT SCOLAIRE) </text:p>
          </table:table-cell>
          <table:table-cell table:number-columns-repeated="15"/>
        </table:table-row>
        <table:table-row table:style-name="ro1">
          <table:table-cell office:value-type="string">
            <text:p>GYMNASE OLYMPIE <text:s text:c="84"/></text:p>
          </table:table-cell>
          <table:table-cell office:value-type="string">
            <text:p>Avenue Jacques Cartier</text:p>
          </table:table-cell>
          <table:table-cell office:value-type="string">
            <text:p>Antigone</text:p>
          </table:table-cell>
          <table:table-cell office:value-type="string">
            <text:p>NULL</text:p>
          </table:table-cell>
          <table:table-cell office:value-type="string">
            <text:p>AS POLICE MONTPELLIER (ASPM) (NATATION) </text:p>
          </table:table-cell>
          <table:table-cell office:value-type="string">
            <text:p><text:s/>ASPTT BASKET BALL (BASKET BALL) </text:p>
          </table:table-cell>
          <table:table-cell office:value-type="string">
            <text:p><text:s/>C.A.S.S.C. MONTPELLIER MEDITERRANEE METROPOLE (VOLLEY BALL) </text:p>
          </table:table-cell>
          <table:table-cell office:value-type="string">
            <text:p><text:s/>CHEMIN DES CIMES (BADMINTON) </text:p>
          </table:table-cell>
          <table:table-cell office:value-type="string">
            <text:p><text:s/>CHEMIN DES CIMES (COURSE A PIED) </text:p>
          </table:table-cell>
          <table:table-cell office:value-type="string">
            <text:p><text:s/>CHEMIN DES CIMES (TENNIS DE TABLE) </text:p>
          </table:table-cell>
          <table:table-cell office:value-type="string">
            <text:p><text:s/>CHEMIN DES CIMES (VOLLEY BALL) </text:p>
          </table:table-cell>
          <table:table-cell office:value-type="string">
            <text:p><text:s/>CHEMIN DES CIMES (YOGA) </text:p>
          </table:table-cell>
          <table:table-cell office:value-type="string">
            <text:p><text:s/>COLLEGE CLEMENCEAU (SPORT SCOLAIRE) </text:p>
          </table:table-cell>
          <table:table-cell office:value-type="string">
            <text:p><text:s/>COLLEGE JOFFRE (SPORT SCOLAIRE) </text:p>
          </table:table-cell>
          <table:table-cell office:value-type="string">
            <text:p><text:s/>COMITE DE L'HERAULT DE HANDBALL (HANDBALL) </text:p>
          </table:table-cell>
          <table:table-cell office:value-type="string">
            <text:p><text:s/>CROIX D'ARGENT BASKET MONTPELLIER (BASKET BALL) </text:p>
          </table:table-cell>
          <table:table-cell office:value-type="string">
            <text:p><text:s/>ECOLE ELEMENTAIRE JEAN JAURES (SPORT SCOLAIRE) </text:p>
          </table:table-cell>
          <table:table-cell office:value-type="string">
            <text:p><text:s/>ECOLE ELEMENTAIRE JULES SIMON (SPORT SCOLAIRE) </text:p>
          </table:table-cell>
          <table:table-cell office:value-type="string">
            <text:p><text:s/>ECOLE ELEMENTAIRE PERICLES (SPORT SCOLAIRE) </text:p>
          </table:table-cell>
          <table:table-cell office:value-type="string">
            <text:p><text:s/>ECOLE MATERNELLE ARISTOTE (SPORT SCOLAIRE) </text:p>
          </table:table-cell>
          <table:table-cell office:value-type="string">
            <text:p><text:s/>ECOLE MATERNELLE Genevi�ve de Gaulle Anthonioz (SPORT SCOLAIRE) </text:p>
          </table:table-cell>
          <table:table-cell office:value-type="string">
            <text:p><text:s/>LIGUE REGIONALE L-R DE BASKET BALL (BASKET BALL) </text:p>
          </table:table-cell>
          <table:table-cell office:value-type="string">
            <text:p><text:s/>LYCEE CLEMENCEAU (SPORT SCOLAIRE) </text:p>
          </table:table-cell>
          <table:table-cell office:value-type="string">
            <text:p><text:s/>MAJOR'S GIRLS MONTPELLIER (MAJORETTES) </text:p>
          </table:table-cell>
          <table:table-cell office:value-type="string">
            <text:p><text:s/>MONTPELLIER BASKET MOSSON (BASKET BALL) </text:p>
          </table:table-cell>
          <table:table-cell office:value-type="string">
            <text:p><text:s/>MONTPELLIER HANDBALL (HANDBALL) </text:p>
          </table:table-cell>
          <table:table-cell office:value-type="string">
            <text:p><text:s/>MONTPELLIER MEDITERRANEE METROPOLE UCNATATION (NATATION) </text:p>
          </table:table-cell>
          <table:table-cell office:value-type="string">
            <text:p><text:s/>MUC HANDBALL (HANDBALL) </text:p>
          </table:table-cell>
          <table:table-cell office:value-type="string">
            <text:p><text:s/>Volley Loisirs Competition Antigone (VOLLEY BALL) 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GYMNASE OSTERMEYER Micheline <text:s text:c="71"/></text:p>
          </table:table-cell>
          <table:table-cell office:value-type="string">
            <text:p>Rue de Las Sorb�s</text:p>
          </table:table-cell>
          <table:table-cell table:number-columns-repeated="2" office:value-type="string">
            <text:p>NULL</text:p>
          </table:table-cell>
          <table:table-cell office:value-type="string">
            <text:p>ASS LYCEE MAS DE TESSE (SPORT SCOLAIRE) </text:p>
          </table:table-cell>
          <table:table-cell office:value-type="string">
            <text:p><text:s/>AST3M FUTSAL (FUTSAL) </text:p>
          </table:table-cell>
          <table:table-cell office:value-type="string">
            <text:p><text:s/>CALEDONIENS ( A.E.T. ) (FOOTBALL) </text:p>
          </table:table-cell>
          <table:table-cell office:value-type="string">
            <text:p><text:s/>CALEDONIENS ( A.E.T. ) (NATATION) </text:p>
          </table:table-cell>
          <table:table-cell office:value-type="string">
            <text:p><text:s/>CALEDONIENS ( A.E.T. ) (VOLLEY BALL) </text:p>
          </table:table-cell>
          <table:table-cell office:value-type="string">
            <text:p><text:s/>CARRY HOPE (OMNISPORTS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FFEPGV MAS DE TESSE (GYMNASTIQUE VOLONTAIRE) </text:p>
          </table:table-cell>
          <table:table-cell office:value-type="string">
            <text:p><text:s/>KARAKWELA (OMNISPORTS) </text:p>
          </table:table-cell>
          <table:table-cell office:value-type="string">
            <text:p><text:s/>LYCEE Jules-GUESDE (Mas de Tesse) (SPORT SCOLAIRE) </text:p>
          </table:table-cell>
          <table:table-cell office:value-type="string">
            <text:p><text:s/>MONTPELLIER MEDITERRANEE FUTSAL (FUTSAL) </text:p>
          </table:table-cell>
          <table:table-cell office:value-type="string">
            <text:p><text:s/>MUC HANDBALL (HANDBALL) </text:p>
          </table:table-cell>
          <table:table-cell office:value-type="string">
            <text:p><text:s/>PENA MADRIDISTA FAUSTIS MONTPELLIER (FUTSAL) </text:p>
          </table:table-cell>
          <table:table-cell office:value-type="string">
            <text:p><text:s/>RING ATHLETIC DU PETIT BARD (BOXE) </text:p>
          </table:table-cell>
          <table:table-cell office:value-type="string">
            <text:p><text:s/>SPORT TAMBOURIN CLUB DE MONTPELLIER (TAMBOURIN) </text:p>
          </table:table-cell>
          <table:table-cell office:value-type="string">
            <text:p><text:s/>VOLLEY LOISIRS MONTPELLIER (VLM) (VOLLEY BALL) </text:p>
          </table:table-cell>
          <table:table-cell office:value-type="string">
            <text:p><text:s/></text:p>
          </table:table-cell>
          <table:table-cell table:number-columns-repeated="16"/>
        </table:table-row>
        <table:table-row table:style-name="ro2">
          <table:table-cell office:value-type="string">
            <text:p>GYMNASE RAMEL Jean <text:s text:c="81"/></text:p>
          </table:table-cell>
          <table:table-cell office:value-type="string">
            <text:p>Rue Jos� Maria de H�r�dia</text:p>
          </table:table-cell>
          <table:table-cell table:number-columns-repeated="2" office:value-type="string">
            <text:p>NULL</text:p>
          </table:table-cell>
          <table:table-cell office:value-type="string">
            <text:p>ARECREE BASKET BALL (BASKET BALL) </text:p>
          </table:table-cell>
          <table:table-cell office:value-type="string">
            <text:p><text:s/>AS3MT (A. S. "la 3�me mi-temps") (VOLLEY BALL) </text:p>
          </table:table-cell>
          <table:table-cell office:value-type="string">
            <text:p><text:s/>COLLEGE FONTCARRADE (SPORT SCOLAIRE) </text:p>
          </table:table-cell>
          <table:table-cell office:value-type="string">
            <text:p><text:s/>ECOLE ELEMENTAIRE FREDERIC BAZILLE (SPORT SCOLAIRE) </text:p>
          </table:table-cell>
          <table:table-cell office:value-type="string">
            <text:p><text:s/>GOREE BASKET CLUB (BASKET BALL) </text:p>
          </table:table-cell>
          <table:table-cell office:value-type="string">
            <text:p><text:s/>ICE &amp;amp</text:p>
          </table:table-cell>
          <table:table-cell table:number-columns-repeated="28"/>
        </table:table-row>
        <table:table-row table:style-name="ro1">
          <table:table-cell office:value-type="string">
            <text:p>GYMNASE RIMBAUD <text:s text:c="84"/></text:p>
          </table:table-cell>
          <table:table-cell office:value-type="string">
            <text:p>Rue Mohammed V</text:p>
          </table:table-cell>
          <table:table-cell office:value-type="string">
            <text:p>mosson</text:p>
          </table:table-cell>
          <table:table-cell office:value-type="string">
            <text:p>NULL</text:p>
          </table:table-cell>
          <table:table-cell office:value-type="string">
            <text:p>AS MONTPELLIER ATLAS PAILLADE (FOOTBALL) </text:p>
          </table:table-cell>
          <table:table-cell office:value-type="string">
            <text:p><text:s/>ASSOCIATION SPORTIVE AGROPOLIS - CIRAD (FOOTBALL) </text:p>
          </table:table-cell>
          <table:table-cell office:value-type="string">
            <text:p><text:s/>ASSOCIATION SPORTIVE AGROPOLIS - CIRAD (RUGBY A XV) </text:p>
          </table:table-cell>
          <table:table-cell office:value-type="string">
            <text:p><text:s/>ASSOCIATION SPORTIVE AGROPOLIS - CIRAD (VOLLEY BALL) </text:p>
          </table:table-cell>
          <table:table-cell office:value-type="string">
            <text:p><text:s/>Association Sportive Comite d'Etablissement SANOFI (ASCES-Sanofi Volley) (OMNISPORTS) </text:p>
          </table:table-cell>
          <table:table-cell office:value-type="string">
            <text:p><text:s/>Association Sportive Comite d'Etablissement SANOFI (ASCES-Sanofi Volley) (VOLLEY BALL) </text:p>
          </table:table-cell>
          <table:table-cell office:value-type="string">
            <text:p><text:s/>Association Sportive et Culturelle PAILLADE MERCURE (FOOTBALL) </text:p>
          </table:table-cell>
          <table:table-cell office:value-type="string">
            <text:p><text:s/>AST3M FUTSAL (FUTSAL) </text:p>
          </table:table-cell>
          <table:table-cell office:value-type="string">
            <text:p><text:s/>BDE POLYTECH MONTPELLIER (OMNISPORTS) </text:p>
          </table:table-cell>
          <table:table-cell office:value-type="string">
            <text:p><text:s/>BDS MONTPELLIER BUSINESS SCHOOL (OMNISPORTS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OLLEGE ARTHUR RIMBAUD (SPORT SCOLAIRE) </text:p>
          </table:table-cell>
          <table:table-cell office:value-type="string">
            <text:p><text:s/>COME-ON (VOLLEY BALL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LA GARRIGA LENGADOCIANA (DANSE) </text:p>
          </table:table-cell>
          <table:table-cell office:value-type="string">
            <text:p><text:s/>MONTPELLIER BASKET MOSSON (BASKET BALL) </text:p>
          </table:table-cell>
          <table:table-cell office:value-type="string">
            <text:p><text:s/>MONTPELLIER CHAMBERTE HANDBALL (HANDBALL) </text:p>
          </table:table-cell>
          <table:table-cell office:value-type="string">
            <text:p><text:s/>MONTPELLIER GRS (GYMNASTIQUE RYTHMIQUE ET SPORTIVE) </text:p>
          </table:table-cell>
          <table:table-cell office:value-type="string">
            <text:p><text:s/>MONTPELLIER HANDBALL (HANDBALL) </text:p>
          </table:table-cell>
          <table:table-cell office:value-type="string">
            <text:p><text:s/>MONTPELLIER HANDI BASKET ASSOCIATION MHBA (BASKET BALL) </text:p>
          </table:table-cell>
          <table:table-cell office:value-type="string">
            <text:p><text:s/>MONTPELLIER HANDI BASKET ASSOCIATION MHBA (HANDISPORTS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SS DE L'HERAULT - DIRECTION DEPARTEMENTAL (SPORT SCOLAIRE) </text:p>
          </table:table-cell>
          <table:table-cell office:value-type="string">
            <text:p><text:s/>VOLLEY LOISIRS MONTPELLIER (VLM) (VOLLEY BALL) 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>
            <text:p>GYMNASE ROCCA Paul <text:s text:c="81"/></text:p>
          </table:table-cell>
          <table:table-cell office:value-type="string">
            <text:p>Rue Paul Rimbaud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Gymnase SPINOSI Fran�oise <text:s text:c="74"/></text:p>
          </table:table-cell>
          <table:table-cell office:value-type="string">
            <text:p>Rue de la Cavalade</text:p>
          </table:table-cell>
          <table:table-cell office:value-type="string">
            <text:p>NULL</text:p>
          </table:table-cell>
          <table:table-cell office:value-type="float" office:value="114">
            <text:p>114</text:p>
          </table:table-cell>
          <table:table-cell office:value-type="string">
            <text:p>ASS LYCEE PIERRE MENDES FRANCE (SPORT SCOLAIRE) </text:p>
          </table:table-cell>
          <table:table-cell office:value-type="string">
            <text:p><text:s/>C.S.S.M.H.Club Sportif des Sourds de Montp et de l'Hlt (OMNISPORTS) </text:p>
          </table:table-cell>
          <table:table-cell office:value-type="string">
            <text:p><text:s/>COMITE DE L'HERAULT DE HANDBALL (HANDBALL) </text:p>
          </table:table-cell>
          <table:table-cell office:value-type="string">
            <text:p><text:s/>COMITE DEPARTEMENTAL DE TIR A L'ARC (TIR A L'ARC) </text:p>
          </table:table-cell>
          <table:table-cell office:value-type="string">
            <text:p><text:s/>LIGUE REGIONALE TAEKWONDO (TAEKWONDO) </text:p>
          </table:table-cell>
          <table:table-cell office:value-type="string">
            <text:p><text:s/>LYCEE Pierre MENDES-FRANCE (M�diterran�e) (SPORT SCOLAIRE) </text:p>
          </table:table-cell>
          <table:table-cell office:value-type="string">
            <text:p><text:s/>MONTPELLIER ARC CLUB (TIR A L'ARC) </text:p>
          </table:table-cell>
          <table:table-cell office:value-type="string">
            <text:p><text:s/>MONTPELLIER BADMINTON CLUB (BADMINTON) </text:p>
          </table:table-cell>
          <table:table-cell office:value-type="string">
            <text:p><text:s/>MONTPELLIER HANDBALL (HANDBALL) </text:p>
          </table:table-cell>
          <table:table-cell office:value-type="string">
            <text:p><text:s/>MUC HANDBALL (HANDBALL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NSS DE L'HERAULT - DIRECTION DEPARTEMENTAL (SPORT SCOLAIRE) 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>
            <text:p>GYMNASE VEYRASSI <text:s text:c="83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BADMINTON CLUB (BADMINTON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MAISON DU LEZ SALLE POLYVALENTE <text:s text:c="68"/></text:p>
          </table:table-cell>
          <table:table-cell office:value-type="string">
            <text:p>All�e Alegria de BARACASA</text:p>
          </table:table-cell>
          <table:table-cell table:number-columns-repeated="2" office:value-type="string">
            <text:p>NULL</text:p>
          </table:table-cell>
          <table:table-cell office:value-type="string">
            <text:p>Agglom�ration de Montpellier Sports d'Orientation 34 (COURSE D'ORIENTATION) </text:p>
          </table:table-cell>
          <table:table-cell office:value-type="string">
            <text:p><text:s/>AQUALOVE MONTPELLIER (SAUVETAGE) </text:p>
          </table:table-cell>
          <table:table-cell office:value-type="string">
            <text:p><text:s/>CHEMIN DES CIMES (BADMINTON) </text:p>
          </table:table-cell>
          <table:table-cell office:value-type="string">
            <text:p><text:s/>CHEMIN DES CIMES (COURSE A PIED) </text:p>
          </table:table-cell>
          <table:table-cell office:value-type="string">
            <text:p><text:s/>CHEMIN DES CIMES (TENNIS DE TABLE) </text:p>
          </table:table-cell>
          <table:table-cell office:value-type="string">
            <text:p><text:s/>CHEMIN DES CIMES (VOLLEY BALL) </text:p>
          </table:table-cell>
          <table:table-cell office:value-type="string">
            <text:p><text:s/>CHEMIN DES CIMES (YOGA) </text:p>
          </table:table-cell>
          <table:table-cell office:value-type="string">
            <text:p><text:s/>GOREE BASKET CLUB (BASKET BALL) </text:p>
          </table:table-cell>
          <table:table-cell office:value-type="string">
            <text:p><text:s/>MONTPELLIER EAUX VIVES (CANOE KAYAK) 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>
            <text:p>MEZZANINE FERRARI <text:s text:c="82"/></text:p>
          </table:table-cell>
          <table:table-cell office:value-type="string">
            <text:p>Avenue Docteur Fourcade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ARC CLUB (TIR A L'ARC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MOSSON 1 (HONNEUR) <text:s text:c="81"/></text:p>
          </table:table-cell>
          <table:table-cell office:value-type="string">
            <text:p>AV. D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HERAULT SPORT CLUB (FOOTBALL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MOSSON 2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JEUNES PHOBOS PAILLADE NORD AJPPN (FOOTBALL) </text:p>
          </table:table-cell>
          <table:table-cell office:value-type="string">
            <text:p><text:s/>AS MONTPELLIER ATLAS PAILLADE (FOOTBALL) </text:p>
          </table:table-cell>
          <table:table-cell office:value-type="string">
            <text:p><text:s/>Association Sportive et Culturelle PAILLADE MERCURE (FOOTBALL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LES 4 HORIZONS (OMNISPORTS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</text:p>
          </table:table-cell>
          <table:table-cell table:number-columns-repeated="26"/>
        </table:table-row>
        <table:table-row table:style-name="ro1">
          <table:table-cell office:value-type="string">
            <text:p>MOSSON 3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MONTPELLIER ATLAS PAILLADE (FOOTBALL) </text:p>
          </table:table-cell>
          <table:table-cell office:value-type="string">
            <text:p><text:s/>BDS MONTPELLIER BUSINESS SCHOOL (OMNISPORTS) </text:p>
          </table:table-cell>
          <table:table-cell office:value-type="string">
            <text:p><text:s/>ENSAM (�cole archi) (RUGBY A XIII) </text:p>
          </table:table-cell>
          <table:table-cell office:value-type="string">
            <text:p><text:s/>ENSAM (�cole archi) (RUGBY A XV) </text:p>
          </table:table-cell>
          <table:table-cell office:value-type="string">
            <text:p><text:s/>ENSAM (�cole archi) (VOLLEY BALL) </text:p>
          </table:table-cell>
          <table:table-cell office:value-type="string">
            <text:p><text:s/>F.C. MUTUELLE MONTPELLIER (FOOTBALL) </text:p>
          </table:table-cell>
          <table:table-cell office:value-type="string">
            <text:p><text:s/>MONTPELLIER PETANQUE ST MARTIN (PETANQUE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1">
          <table:table-cell office:value-type="string">
            <text:p>MOSSON 4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MONTPELLIER ATLAS PAILLADE (FOOTBALL) </text:p>
          </table:table-cell>
          <table:table-cell office:value-type="string">
            <text:p><text:s/>Association Sportive et Culturelle PAILLADE MERCURE (FOOTBALL) </text:p>
          </table:table-cell>
          <table:table-cell office:value-type="string">
            <text:p><text:s/>MONTPELLIER PETANQUE ST MARTIN (PETANQUE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UFOLEP FOOTBALL (FOOTBALL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MOSSON 5 <text:s text:c="91"/></text:p>
          </table:table-cell>
          <table:table-cell office:value-type="string">
            <text:p>avenu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 MONTPELLIER ATLAS PAILLADE (FOOTBALL) </text:p>
          </table:table-cell>
          <table:table-cell office:value-type="string">
            <text:p><text:s/>Association Sportive et Culturelle PAILLADE MERCURE (FOOTBALL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ETOILE SOLIDAIRE (DIVERS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MUR EX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 office:value-type="string">
            <text:p>NULL</text:p>
          </table:table-cell>
          <table:table-cell office:value-type="string">
            <text:p>BLEU VERTIGE (ESCALADE) </text:p>
          </table:table-cell>
          <table:table-cell office:value-type="string">
            <text:p><text:s/>COLLEGE SAINT FRANCOIS REGIS (SPORT SCOLAIRE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MUR INTERIEUR D'ESCALADE Alain ACHILLE <text:s text:c="61"/></text:p>
          </table:table-cell>
          <table:table-cell office:value-type="string">
            <text:p>Place Marcel GODECHOT</text:p>
          </table:table-cell>
          <table:table-cell table:number-columns-repeated="2" office:value-type="string">
            <text:p>NULL</text:p>
          </table:table-cell>
          <table:table-cell office:value-type="string">
            <text:p>BLEU VERTIGE (ESCALADE) </text:p>
          </table:table-cell>
          <table:table-cell office:value-type="string">
            <text:p><text:s/>COMITE DEPARTEMENTALde l'Hlt de la F.F. Montagne et Escalade (ESCALADE-MONTAGNE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P.E.P.S ARTHUR RIMBAUD <text:s text:c="77"/></text:p>
          </table:table-cell>
          <table:table-cell office:value-type="string">
            <text:p>RUE DU PILORY</text:p>
          </table:table-cell>
          <table:table-cell table:number-columns-repeated="2" office:value-type="string">
            <text:p>NULL</text:p>
          </table:table-cell>
          <table:table-cell office:value-type="string">
            <text:p>COLLEGE ARTHUR RIMBAUD (SPORT SCOLAIRE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P.E.P.S CHAMBERTE <text:s text:c="82"/></text:p>
          </table:table-cell>
          <table:table-cell office:value-type="string">
            <text:p>Croix de Figueroll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.E.P.S CROIX D'ARGENT <text:s text:c="77"/></text:p>
          </table:table-cell>
          <table:table-cell office:value-type="string">
            <text:p>RUE DE L'ARNEL</text:p>
          </table:table-cell>
          <table:table-cell table:number-columns-repeated="2" office:value-type="string">
            <text:p>NULL</text:p>
          </table:table-cell>
          <table:table-cell office:value-type="string">
            <text:p>COLLEGE CROIX D'ARGENT (SPORT SCOLAIRE) </text:p>
          </table:table-cell>
          <table:table-cell office:value-type="string">
            <text:p><text:s/>DERBY CLUB le Cres Lattes Montpellier DCCLM (ROLLER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P.E.P.S ESCHOLIERS DE LA MOSSON <text:s text:c="68"/></text:p>
          </table:table-cell>
          <table:table-cell office:value-type="string">
            <text:p>AVENUE DU BITTEROIS</text:p>
          </table:table-cell>
          <table:table-cell table:number-columns-repeated="2" office:value-type="string">
            <text:p>NULL</text:p>
          </table:table-cell>
          <table:table-cell office:value-type="string">
            <text:p>COLLEGE LES ESCHOLIERS DE LA MOSSON (SPORT SCOLAIRE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P.E.P.S LEONARD DE VINCI <text:s text:c="75"/></text:p>
          </table:table-cell>
          <table:table-cell office:value-type="string">
            <text:p>RUE DU PROFESSEUR TRUC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.E.P.S. DELYLLE <text:s text:c="83"/></text:p>
          </table:table-cell>
          <table:table-cell office:value-type="string">
            <text:p>rue de las Sorb�s</text:p>
          </table:table-cell>
          <table:table-cell office:value-type="string">
            <text:p>Complexe Alain DELYLLE</text:p>
          </table:table-cell>
          <table:table-cell office:value-type="string">
            <text:p>NULL</text:p>
          </table:table-cell>
          <table:table-cell office:value-type="string">
            <text:p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P.E.P.S. ESCHOLIERS DE LA MOSSON <text:s text:c="67"/></text:p>
          </table:table-cell>
          <table:table-cell office:value-type="string">
            <text:p>AVENUE DU BITTEROI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.E.P.S. LEONARD DE VINCI <text:s text:c="74"/></text:p>
          </table:table-cell>
          <table:table-cell office:value-type="string">
            <text:p>RUE DU PROFESSEUR TRUC</text:p>
          </table:table-cell>
          <table:table-cell table:number-columns-repeated="2" office:value-type="string">
            <text:p>NULL</text:p>
          </table:table-cell>
          <table:table-cell office:value-type="string">
            <text:p>LYCEE L�onard DE VINCI (SPORT SCOLAIRE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P.E.P.S. LES PINS ST CLEMENT <text:s text:c="71"/></text:p>
          </table:table-cell>
          <table:table-cell office:value-type="string">
            <text:p>AVENUE DE SAINT CLEMENT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ALAIS DES SPORTS PIERRE DE COUBERTIN <text:s text:c="62"/></text:p>
          </table:table-cell>
          <table:table-cell office:value-type="string">
            <text:p>Rue de G�nes</text:p>
          </table:table-cell>
          <table:table-cell office:value-type="string">
            <text:p>hauts de Massane</text:p>
          </table:table-cell>
          <table:table-cell office:value-type="float" office:value="4773">
            <text:p>4773</text:p>
          </table:table-cell>
          <table:table-cell office:value-type="string">
            <text:p>COMITE DEPARTEMENTAL HANDISPORTS (HANDISPORTS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LIGUE REGIONALE L-R KARATE (KARATE) </text:p>
          </table:table-cell>
          <table:table-cell office:value-type="string">
            <text:p><text:s/>MONTPELLIER BASKET MOSSON (BASKET BALL) </text:p>
          </table:table-cell>
          <table:table-cell office:value-type="string">
            <text:p><text:s/>MONTPELLIER GRS (GYMNASTIQUE RYTHMIQUE ET SPORTIVE) </text:p>
          </table:table-cell>
          <table:table-cell office:value-type="string">
            <text:p><text:s/>MONTPELLIER MEDITERRANEE METROPOLE TAE KWON DO (TAEKWONDO) </text:p>
          </table:table-cell>
          <table:table-cell office:value-type="string">
            <text:p><text:s/>MONTPELLIER TAE KWON DO (TAEKWONDO) </text:p>
          </table:table-cell>
          <table:table-cell office:value-type="string">
            <text:p><text:s/>MONTPELLIER VOLLEY UNIVERSITE CLUB (VOLLEY BALL) 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>
            <text:p>PAS DE TIR DE MONTMAUR ext�rieur et 10m couvert <text:s text:c="52"/></text:p>
          </table:table-cell>
          <table:table-cell office:value-type="string">
            <text:p>Route de Mende</text:p>
          </table:table-cell>
          <table:table-cell table:number-columns-repeated="2" office:value-type="string">
            <text:p>NULL</text:p>
          </table:table-cell>
          <table:table-cell office:value-type="string">
            <text:p>AS SPORTIVE MONTPELLIERAINE (TIR) </text:p>
          </table:table-cell>
          <table:table-cell office:value-type="string">
            <text:p><text:s/>CLUB DE TIR SPORTIF MONTPELLIERAIN (CTSM) (TIR) </text:p>
          </table:table-cell>
          <table:table-cell office:value-type="string">
            <text:p><text:s/>CSAD ARTEMIS (TIR) </text:p>
          </table:table-cell>
          <table:table-cell office:value-type="string">
            <text:p><text:s/>SOCIETE DE TIR DE MONTPELLIER (TIR) </text:p>
          </table:table-cell>
          <table:table-cell office:value-type="string">
            <text:p><text:s/>SOCIETE DE TIR LES ARQUEBUSIERS DU MIDI (TIR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3">
          <table:table-cell office:value-type="string">
            <text:p>PAS DE TIR MONTMAUR 25 M <text:s text:c="75"/></text:p>
          </table:table-cell>
          <table:table-cell office:value-type="string">
            <text:p>route de Mende</text:p>
          </table:table-cell>
          <table:table-cell table:number-columns-repeated="2" office:value-type="string">
            <text:p>NULL</text:p>
          </table:table-cell>
          <table:table-cell office:value-type="string">
            <text:p>AS CRS Nﾰ56 (OMNISPORT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PEPS BEAL <text:s text:c="90"/></text:p>
          </table:table-cell>
          <table:table-cell office:value-type="string">
            <text:p>Avenue Dr Jacques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EPS GRAMMONT <text:s text:c="86"/></text:p>
          </table:table-cell>
          <table:table-cell office:value-type="string">
            <text:p>AV. Albert EINSTEIN</text:p>
          </table:table-cell>
          <table:table-cell office:value-type="string">
            <text:p>DOMAINE DE GRAMMONT</text:p>
          </table:table-cell>
          <table:table-cell office:value-type="string">
            <text:p>NULL</text:p>
          </table:table-cell>
          <table:table-cell office:value-type="string">
            <text:p>COLLEGE PRIVE SAINT-FRANCOIS D'ASSISE (SPORT SCOLAIRE) </text:p>
          </table:table-cell>
          <table:table-cell office:value-type="string">
            <text:p><text:s/>MONTPELLIER HERAULT SPORT CLUB (FOOTBALL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PEPS MERMOZ <text:s text:c="88"/></text:p>
          </table:table-cell>
          <table:table-cell office:value-type="string">
            <text:p>rue croix du sud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EPS PARC MONTCALM <text:s text:c="81"/></text:p>
          </table:table-cell>
          <table:table-cell table:number-columns-repeated="3" office:value-type="string">
            <text:p>NULL</text:p>
          </table:table-cell>
          <table:table-cell office:value-type="string">
            <text:p>COLLEGE CLEMENCEAU (SPORT SCOLAIRE) </text:p>
          </table:table-cell>
          <table:table-cell office:value-type="string">
            <text:p><text:s/>COLLEGE PRIVE SAINTE FAMILLE (SPORT SCOLAIRE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PETANQUE BOULODROME GASSET <text:s text:c="73"/></text:p>
          </table:table-cell>
          <table:table-cell table:number-columns-repeated="3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office:value-type="string">
            <text:p><text:s/>COMITE DEPARTEMENTAL SPORT ADAPTE de l'HERAULT (HANDISPORTS) </text:p>
          </table:table-cell>
          <table:table-cell office:value-type="string">
            <text:p><text:s/>LES AMIS DE LA PETANQUE (PETANQUE) </text:p>
          </table:table-cell>
          <table:table-cell office:value-type="string">
            <text:p><text:s/>TAM SECTION PETANQUE (PETANQUE) </text:p>
          </table:table-cell>
          <table:table-cell office:value-type="string">
            <text:p><text:s/>TEAM NICOLLIN PETANQUE (PETANQUE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1">
          <table:table-cell office:value-type="string">
            <text:p>PISTE AUTO MINI BOLIDE MONTPELLIER <text:s text:c="65"/></text:p>
          </table:table-cell>
          <table:table-cell table:number-columns-repeated="3" office:value-type="string">
            <text:p>NULL</text:p>
          </table:table-cell>
          <table:table-cell office:value-type="string">
            <text:p>MINI BOLIDE MONTPELLIERAIN (AUTO MODELISME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PISTE D'ATHLETISME <text:s text:c="81"/></text:p>
          </table:table-cell>
          <table:table-cell office:value-type="string">
            <text:p>ALLEE DU MOURVEDRE</text:p>
          </table:table-cell>
          <table:table-cell office:value-type="string">
            <text:p>LAS REBES <text:s/>-</text:p>
          </table:table-cell>
          <table:table-cell table:number-columns-repeated="2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Piste d'Athl�tisme Alain Delylle <text:s text:c="67"/></text:p>
          </table:table-cell>
          <table:table-cell office:value-type="string">
            <text:p>rue de Las Sorbes</text:p>
          </table:table-cell>
          <table:table-cell table:number-columns-repeated="2" office:value-type="string">
            <text:p>NULL</text:p>
          </table:table-cell>
          <table:table-cell office:value-type="string">
            <text:p>CHEMIN DES CIMES (BADMINTON) </text:p>
          </table:table-cell>
          <table:table-cell office:value-type="string">
            <text:p><text:s/>CHEMIN DES CIMES (COURSE A PIED) </text:p>
          </table:table-cell>
          <table:table-cell office:value-type="string">
            <text:p><text:s/>CHEMIN DES CIMES (TENNIS DE TABLE) </text:p>
          </table:table-cell>
          <table:table-cell office:value-type="string">
            <text:p><text:s/>CHEMIN DES CIMES (VOLLEY BALL) </text:p>
          </table:table-cell>
          <table:table-cell office:value-type="string">
            <text:p><text:s/>CHEMIN DES CIMES (YOGA) </text:p>
          </table:table-cell>
          <table:table-cell office:value-type="string">
            <text:p><text:s/>COMITE DEPARTEMENTAL D'ATHLETISME (ATHLETISME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Piste d'Athl�tisme PARC MONTCALM <text:s text:c="67"/></text:p>
          </table:table-cell>
          <table:table-cell table:number-columns-repeated="3" office:value-type="string">
            <text:p>NULL</text:p>
          </table:table-cell>
          <table:table-cell office:value-type="string">
            <text:p>LYCEE CLEMENCEAU (SPORT SCOLAIRE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PISTE D'AUTOMODELISME <text:s text:c="78"/></text:p>
          </table:table-cell>
          <table:table-cell office:value-type="string">
            <text:p>AVENUE ALBERT EINSTEIN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ACHILLE Alain <text:s text:c="80"/></text:p>
          </table:table-cell>
          <table:table-cell office:value-type="string">
            <text:p>place Marcel Godechot</text:p>
          </table:table-cell>
          <table:table-cell office:value-type="string">
            <text:p><text:s/></text:p>
          </table:table-cell>
          <table:table-cell office:value-type="float" office:value="287">
            <text:p>287</text:p>
          </table:table-cell>
          <table:table-cell office:value-type="string">
            <text:p>MONTPELLIER TENNIS DE TABLE (TENNIS DE TABLE) </text:p>
          </table:table-cell>
          <table:table-cell office:value-type="string">
            <text:p><text:s/>SUAPS UNIVERSITE PAUL VALERY MTP III (DIVERS) </text:p>
          </table:table-cell>
          <table:table-cell office:value-type="string">
            <text:p><text:s/>U.N.S.S. Union Nationale du Sport Scolaire (H�rault) (SPORT SCOLAIRE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SALLE BEACH VOLLEY FERRARI HENRI <text:s text:c="67"/></text:p>
          </table:table-cell>
          <table:table-cell office:value-type="string">
            <text:p>rue Docteur J. Fourcade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BEACH VOLLEY (BEACH VOLLEY) </text:p>
          </table:table-cell>
          <table:table-cell office:value-type="string">
            <text:p><text:s/>MONTPELLIER HERAULT BEACH SOCCER (BEACH SOCCER) </text:p>
          </table:table-cell>
          <table:table-cell office:value-type="string">
            <text:p><text:s/>SUAPS UNIVERSITE MONTPELLIER (ATHLETISME) </text:p>
          </table:table-cell>
          <table:table-cell office:value-type="string">
            <text:p><text:s/>SUAPS UNIVERSITE MONTPELLIER (SPORT SCOLAIRE) </text:p>
          </table:table-cell>
          <table:table-cell office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>
            <text:p>SALLE BLANCHARD Am�lie <text:s text:c="77"/></text:p>
          </table:table-cell>
          <table:table-cell office:value-type="string">
            <text:p>Rue de Bercy</text:p>
          </table:table-cell>
          <table:table-cell table:number-columns-repeated="2" office:value-type="string">
            <text:p>NULL</text:p>
          </table:table-cell>
          <table:table-cell office:value-type="string">
            <text:p>AS SENZALA (CAPOIERA) </text:p>
          </table:table-cell>
          <table:table-cell office:value-type="string">
            <text:p><text:s/>ASS LYCEE CLEMENCEAU (SPORT SCOLAIRE) </text:p>
          </table:table-cell>
          <table:table-cell office:value-type="string">
            <text:p><text:s/>ATTITUDE (SKATEBOARD) </text:p>
          </table:table-cell>
          <table:table-cell office:value-type="string">
            <text:p><text:s/>BOZENDO MONTPELLIER (BOZENDO) </text:p>
          </table:table-cell>
          <table:table-cell office:value-type="string">
            <text:p><text:s/>COLLEGE CLEMENCEAU (SPORT SCOLAIRE) </text:p>
          </table:table-cell>
          <table:table-cell office:value-type="string">
            <text:p><text:s/>ETRE EN SCENE (DANSE) </text:p>
          </table:table-cell>
          <table:table-cell office:value-type="string">
            <text:p><text:s/>KABIA CLUB KARATE (KARATE) </text:p>
          </table:table-cell>
          <table:table-cell office:value-type="string">
            <text:p><text:s/>LA BONNE ECOLE (ARTS MARTIAUX) </text:p>
          </table:table-cell>
          <table:table-cell office:value-type="string">
            <text:p><text:s/>LA GARRIGA LENGADOCIANA (DANSE) </text:p>
          </table:table-cell>
          <table:table-cell office:value-type="string">
            <text:p><text:s/>LYCEE CLEMENCEAU (SPORT SCOLAIRE) 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1">
          <table:table-cell office:value-type="string">
            <text:p>SALLE BREL Jacques <text:s text:c="81"/></text:p>
          </table:table-cell>
          <table:table-cell office:value-type="string">
            <text:p>Rue de G�nes</text:p>
          </table:table-cell>
          <table:table-cell table:number-columns-repeated="2" office:value-type="string">
            <text:p>NULL</text:p>
          </table:table-cell>
          <table:table-cell office:value-type="string">
            <text:p>MOSSON FULL - CONTACT (ARTS MARTIAUX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SALLE DANSE LA BABOTE <text:s text:c="78"/></text:p>
          </table:table-cell>
          <table:table-cell office:value-type="string">
            <text:p>Rue Parlier</text:p>
          </table:table-cell>
          <table:table-cell table:number-columns-repeated="2" office:value-type="string">
            <text:p>NULL</text:p>
          </table:table-cell>
          <table:table-cell office:value-type="string">
            <text:p>ARTE POPULAR (CAPOIERA) </text:p>
          </table:table-cell>
          <table:table-cell office:value-type="string">
            <text:p><text:s/>ASSOCIATION DES PAS PERDUS (DANSE) </text:p>
          </table:table-cell>
          <table:table-cell office:value-type="string">
            <text:p><text:s/>Association MA Vie (GYMNASTIQUE) </text:p>
          </table:table-cell>
          <table:table-cell office:value-type="string">
            <text:p><text:s/>ASSOCIATION MAA'TI (DANSE) </text:p>
          </table:table-cell>
          <table:table-cell office:value-type="string">
            <text:p><text:s/>ASSOCIATION MAA'TI (YOGA) </text:p>
          </table:table-cell>
          <table:table-cell office:value-type="string">
            <text:p><text:s/>GYM RELAX (GYMNASTIQUE) </text:p>
          </table:table-cell>
          <table:table-cell office:value-type="string">
            <text:p><text:s/>La Gym Su�doise Montpellier (GYMNASTIQUE) </text:p>
          </table:table-cell>
          <table:table-cell office:value-type="string">
            <text:p><text:s/>LES GAZELLES D'ORIENT (DANSE) </text:p>
          </table:table-cell>
          <table:table-cell office:value-type="string">
            <text:p><text:s/>LES ORIENTALES (DANSE) </text:p>
          </table:table-cell>
          <table:table-cell office:value-type="string">
            <text:p><text:s/>MONTPELLIER NATATION SYNCHRONISEE (NATATION SYNCHRONISEE) </text:p>
          </table:table-cell>
          <table:table-cell office:value-type="string">
            <text:p><text:s/>NATARAJA (YOGA) </text:p>
          </table:table-cell>
          <table:table-cell office:value-type="string">
            <text:p><text:s/>UDSLL 34 (UNION DEPARTEMENTALE SPORTIVE LEO LAGRANGE DE L'HERAULT) (GYMNASTIQUE) 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>
            <text:p>SALLE DE BOXE PETIT BARD <text:s text:c="75"/></text:p>
          </table:table-cell>
          <table:table-cell table:number-columns-repeated="3" office:value-type="string">
            <text:p>NULL</text:p>
          </table:table-cell>
          <table:table-cell office:value-type="string">
            <text:p>RING ATHLETIC DU PETIT BARD (BOXE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SALLE DE GYM FRANCOIS RABELAIS <text:s text:c="69"/></text:p>
          </table:table-cell>
          <table:table-cell table:number-columns-repeated="3" office:value-type="string">
            <text:p>NULL</text:p>
          </table:table-cell>
          <table:table-cell office:value-type="string">
            <text:p>ATAREP (KARATE) </text:p>
          </table:table-cell>
          <table:table-cell office:value-type="string">
            <text:p><text:s/>ECOLE DES ARTS MARTIAUX CHINOIS DE MONTPELLIER (ARTS MARTIAUX) </text:p>
          </table:table-cell>
          <table:table-cell office:value-type="string">
            <text:p><text:s/>JITA KYOEI JUDO 34 (JUDO) </text:p>
          </table:table-cell>
          <table:table-cell office:value-type="string">
            <text:p><text:s/>LA VIE DANSEE (GYMNASTIQUE) </text:p>
          </table:table-cell>
          <table:table-cell office:value-type="string">
            <text:p><text:s/>SPORTING KARATE MONTPELLIER (KARATE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1">
          <table:table-cell office:value-type="string">
            <text:p>SALLE DE GYM LES GARRIGUES <text:s text:c="73"/></text:p>
          </table:table-cell>
          <table:table-cell office:value-type="string">
            <text:p>Avenue du Comt� de Nic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DE MUSCULATION VEYRASSI <text:s text:c="70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FORCE STAPS MONTPELLIER (MUSCULATION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SALLE DE REUNION LE HETET <text:s text:c="74"/></text:p>
          </table:table-cell>
          <table:table-cell table:number-columns-repeated="3" office:value-type="string">
            <text:p>NULL</text:p>
          </table:table-cell>
          <table:table-cell office:value-type="string">
            <text:p>C.S.S.M.H.Club Sportif des Sourds de Montp et de l'Hlt (OMNISPORT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SALLE DE SPORT JUDO VEYRASSI <text:s text:c="71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JITA KYOEI JUDO 34 (JUDO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SALLE DE SPORT PARQUET VEYRASSI <text:s text:c="68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ACADEMIE DE BOXE FRANCAISE SAVATE MONTPELLIER (ARTS MARTIAUX) </text:p>
          </table:table-cell>
          <table:table-cell office:value-type="string">
            <text:p><text:s/>ACADEMIE DE BOXE FRANCAISE SAVATE MONTPELLIER (BOXE FRANCAISE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SALLE DOJO BESSIERE Mireille <text:s text:c="71"/></text:p>
          </table:table-cell>
          <table:table-cell office:value-type="string">
            <text:p>Rue Edmont Villalonga</text:p>
          </table:table-cell>
          <table:table-cell table:number-columns-repeated="2" office:value-type="string">
            <text:p>NULL</text:p>
          </table:table-cell>
          <table:table-cell office:value-type="string">
            <text:p>AIKI-TANREN MONTPELLIER (AIKIDO) </text:p>
          </table:table-cell>
          <table:table-cell office:value-type="string">
            <text:p><text:s/>AS DO CONTACT (TAEKWONDO) </text:p>
          </table:table-cell>
          <table:table-cell office:value-type="string">
            <text:p><text:s/>ASPTT GYMNASTIQUE (GYMNASTIQUE) </text:p>
          </table:table-cell>
          <table:table-cell office:value-type="string">
            <text:p><text:s/>ASPTT JUDO (JUDO) </text:p>
          </table:table-cell>
          <table:table-cell office:value-type="string">
            <text:p><text:s/>ASPTT OMNISPORTS (OMNISPORTS) </text:p>
          </table:table-cell>
          <table:table-cell office:value-type="string">
            <text:p><text:s/>CLUB SPORTIF IBM MONTPELLIER JUDO (JUDO) </text:p>
          </table:table-cell>
          <table:table-cell office:value-type="string">
            <text:p><text:s/>CLUB SPORTIF IBM MONTPELLIER YOGA (YOGA) </text:p>
          </table:table-cell>
          <table:table-cell office:value-type="string">
            <text:p><text:s/>COLLEGE BEIT CHALOM (SPORT SCOLAIRE) </text:p>
          </table:table-cell>
          <table:table-cell office:value-type="string">
            <text:p><text:s/>ECOLE ELEMENTAIRE BLAISE PASCAL (SPORT SCOLAIRE) </text:p>
          </table:table-cell>
          <table:table-cell office:value-type="string">
            <text:p><text:s/>ECOLE PRIMAIRE BEIT YOSSEF (SPORT SCOLAIRE) </text:p>
          </table:table-cell>
          <table:table-cell office:value-type="string">
            <text:p><text:s/>MUC AIKIDO (AIKIDO) </text:p>
          </table:table-cell>
          <table:table-cell office:value-type="string">
            <text:p><text:s/>SARBACANE Mediterranee (HANDISPORTS) 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>
            <text:p>SALLE DOJO FERRARI HENRI <text:s text:c="75"/></text:p>
          </table:table-cell>
          <table:table-cell office:value-type="string">
            <text:p>Avenue du Docteur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IKIDO MONTPELLIER (AIKIDO) </text:p>
          </table:table-cell>
          <table:table-cell office:value-type="string">
            <text:p><text:s/>AMAZONIA JIU JITSU (ARTS MARTIAUX) </text:p>
          </table:table-cell>
          <table:table-cell office:value-type="string">
            <text:p><text:s/>AS DO CONTACT (TAEKWONDO) </text:p>
          </table:table-cell>
          <table:table-cell office:value-type="string">
            <text:p><text:s/>AS SENZALA (CAPOIERA) </text:p>
          </table:table-cell>
          <table:table-cell office:value-type="string">
            <text:p><text:s/>ECOLE ELEMENTAIRE JEAN MACE (SPORT SCOLAIRE) </text:p>
          </table:table-cell>
          <table:table-cell office:value-type="string">
            <text:p><text:s/>ECOLE MATERNELLE PAUL ELUARD (SPORT SCOLAIRE) </text:p>
          </table:table-cell>
          <table:table-cell office:value-type="string">
            <text:p><text:s/>KABIA CLUB KARATE (KARATE) </text:p>
          </table:table-cell>
          <table:table-cell office:value-type="string">
            <text:p><text:s/>LA MAISON DU JUDO (JUDO) </text:p>
          </table:table-cell>
          <table:table-cell office:value-type="string">
            <text:p><text:s/>LIGUE REGIONALE L.R. AIKIDO AIKIBUDO (AIKIDO) </text:p>
          </table:table-cell>
          <table:table-cell office:value-type="string">
            <text:p><text:s/>MONTPELLIER AGGLO KARATE (KARATE) </text:p>
          </table:table-cell>
          <table:table-cell office:value-type="string">
            <text:p><text:s/>Montpellier Agglom�ration Triathlon (TRIATHLON) </text:p>
          </table:table-cell>
          <table:table-cell office:value-type="string">
            <text:p><text:s/>MONTPELLIER ECOLE D'AIKIDO TRADITIONNEL (MEAT) (AIKIDO) </text:p>
          </table:table-cell>
          <table:table-cell office:value-type="string">
            <text:p><text:s/>MUC LUTTE (LUTTE) </text:p>
          </table:table-cell>
          <table:table-cell office:value-type="string">
            <text:p><text:s/>TAEKWONDO MONTPELLIERAIN (TAEKWONDO) </text:p>
          </table:table-cell>
          <table:table-cell office:value-type="string">
            <text:p><text:s/></text:p>
          </table:table-cell>
          <table:table-cell table:number-columns-repeated="19"/>
        </table:table-row>
        <table:table-row table:style-name="ro1">
          <table:table-cell office:value-type="string">
            <text:p>SALLE DOJO JOUANIQUE Bernard <text:s text:c="71"/></text:p>
          </table:table-cell>
          <table:table-cell office:value-type="string">
            <text:p>Rue Calvin</text:p>
          </table:table-cell>
          <table:table-cell table:number-columns-repeated="2" office:value-type="string">
            <text:p>NULL</text:p>
          </table:table-cell>
          <table:table-cell office:value-type="string">
            <text:p>AS CEVENNES (BOXE ANGLAISE) </text:p>
          </table:table-cell>
          <table:table-cell office:value-type="string">
            <text:p><text:s/>ECOLE DE MUAYTHAI DE MONTPELLIER (ARTS MARTIAUX) </text:p>
          </table:table-cell>
          <table:table-cell office:value-type="string">
            <text:p><text:s/>FULL CONTACT 34 (ARTS MARTIAUX) </text:p>
          </table:table-cell>
          <table:table-cell office:value-type="string">
            <text:p><text:s/>L'ARCHE DE JEAN VANIER EN LANGUEDOC-ROUSSILLON </text:p>
          </table:table-cell>
          <table:table-cell office:value-type="string">
            <text:p><text:s/>FOYER DE VIE L'HORIZON (DANSE) </text:p>
          </table:table-cell>
          <table:table-cell office:value-type="string">
            <text:p><text:s/>L'ARCHE DE JEAN VANIER EN LANGUEDOC-ROUSSILLON </text:p>
          </table:table-cell>
          <table:table-cell office:value-type="string">
            <text:p><text:s/>FOYER DE VIE L'HORIZON (GYMNASTIQUE) </text:p>
          </table:table-cell>
          <table:table-cell office:value-type="string">
            <text:p><text:s/>L'ARCHE DE JEAN VANIER EN LANGUEDOC-ROUSSILLON </text:p>
          </table:table-cell>
          <table:table-cell office:value-type="string">
            <text:p><text:s/>FOYER DE VIE L'HORIZON (OMNISPORTS) </text:p>
          </table:table-cell>
          <table:table-cell office:value-type="string">
            <text:p><text:s/>MUC LUTTE (LUTTE) 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1">
          <table:table-cell office:value-type="string">
            <text:p>SALLE DOJO LA BABOTE <text:s text:c="79"/></text:p>
          </table:table-cell>
          <table:table-cell office:value-type="string">
            <text:p>Rue Parlier</text:p>
          </table:table-cell>
          <table:table-cell table:number-columns-repeated="2" office:value-type="string">
            <text:p>NULL</text:p>
          </table:table-cell>
          <table:table-cell office:value-type="string">
            <text:p>ARTE POPULAR (CAPOIERA) </text:p>
          </table:table-cell>
          <table:table-cell office:value-type="string">
            <text:p><text:s/>AS SENZALA (CAPOIERA) </text:p>
          </table:table-cell>
          <table:table-cell office:value-type="string">
            <text:p><text:s/>Association MA Vie (GYMNASTIQUE) </text:p>
          </table:table-cell>
          <table:table-cell office:value-type="string">
            <text:p><text:s/>AXE SPORT ART CULTURE (OMNISPORTS) </text:p>
          </table:table-cell>
          <table:table-cell office:value-type="string">
            <text:p><text:s/>BUJINKAN HERAULT DOJO MONTPELLIER (ARTS MARTIAUX) </text:p>
          </table:table-cell>
          <table:table-cell office:value-type="string">
            <text:p><text:s/>C.A.C. QUARTIER SAINT FRANCOIS (GYMNASTIQUE) </text:p>
          </table:table-cell>
          <table:table-cell office:value-type="string">
            <text:p><text:s/>CERCLE D'AIKIDO MONTPELLIERAIN (AIKIDO) </text:p>
          </table:table-cell>
          <table:table-cell office:value-type="string">
            <text:p><text:s/>ECOLE MATERNELLE ANATOLE FRANCE (SPORT SCOLAIRE) </text:p>
          </table:table-cell>
          <table:table-cell office:value-type="string">
            <text:p><text:s/>F.O.D.E.E.P (GYMNASTIQUE VOLONTAIRE) </text:p>
          </table:table-cell>
          <table:table-cell office:value-type="string">
            <text:p><text:s/>FURIES (HIP HOP) </text:p>
          </table:table-cell>
          <table:table-cell office:value-type="string">
            <text:p><text:s/>G.E.M. GAMBETTA (ARTS MARTIAUX) </text:p>
          </table:table-cell>
          <table:table-cell office:value-type="string">
            <text:p><text:s/>G.E.M. GAMBETTA (GYMNASTIQUE) </text:p>
          </table:table-cell>
          <table:table-cell office:value-type="string">
            <text:p><text:s/>MONTPELLIER AGGLO KARATE (KARATE) </text:p>
          </table:table-cell>
          <table:table-cell office:value-type="string">
            <text:p><text:s/>NATARAJA (YOGA) </text:p>
          </table:table-cell>
          <table:table-cell office:value-type="string">
            <text:p><text:s/>SOUL AND BODY MONTPELLIER (DANSE) </text:p>
          </table:table-cell>
          <table:table-cell office:value-type="string">
            <text:p><text:s/>UDSLL 34 (UNION DEPARTEMENTALE SPORTIVE LEO LAGRANGE DE L'HERAULT) (GYMNASTIQUE) 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 office:value-type="string">
            <text:p>SALLE DOJO LES GARRIGUES <text:s text:c="75"/></text:p>
          </table:table-cell>
          <table:table-cell office:value-type="string">
            <text:p>Avenue du Comt� de Nice</text:p>
          </table:table-cell>
          <table:table-cell table:number-columns-repeated="2" office:value-type="string">
            <text:p>NULL</text:p>
          </table:table-cell>
          <table:table-cell office:value-type="string">
            <text:p>A.K SPORT (FULL CONTACT) </text:p>
          </table:table-cell>
          <table:table-cell office:value-type="string">
            <text:p><text:s/>A.K SPORT (JUDO) </text:p>
          </table:table-cell>
          <table:table-cell office:value-type="string">
            <text:p><text:s/>AS JEUNES PHOBOS PAILLADE NORD AJPPN (FOOTBALL) </text:p>
          </table:table-cell>
          <table:table-cell office:value-type="string">
            <text:p><text:s/>COLLECTIF PIERRE CARDINAL (OMNISPORTS) </text:p>
          </table:table-cell>
          <table:table-cell office:value-type="string">
            <text:p><text:s/>COMITE DEPARTEMENTAL DE BADMINTON 34 (BADMINTON) </text:p>
          </table:table-cell>
          <table:table-cell office:value-type="string">
            <text:p><text:s/>FCR (Flammand Rose Ceres) (ARTS MARTIAUX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SALLE DOJO PETIT BARD <text:s text:c="78"/></text:p>
          </table:table-cell>
          <table:table-cell table:number-columns-repeated="3" office:value-type="string">
            <text:p>NULL</text:p>
          </table:table-cell>
          <table:table-cell office:value-type="string">
            <text:p>AMITIE PARTAGE ET CITOYENNETE (GYMNASTIQUE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ECOLE ELEMENTAIRE JOSEPH DELTEIL (SPORT SCOLAIRE) </text:p>
          </table:table-cell>
          <table:table-cell office:value-type="string">
            <text:p><text:s/>ECOLE ELEMENTAIRE LOUIS ARMSTRONG (SPORT SCOLAIRE) </text:p>
          </table:table-cell>
          <table:table-cell office:value-type="string">
            <text:p><text:s/>ECOLE MATERNELLE JULES MICHELET (SPORT SCOLAIRE) </text:p>
          </table:table-cell>
          <table:table-cell office:value-type="string">
            <text:p><text:s/>GENERATION TAEKWONDO (GYMNASTIQUE) </text:p>
          </table:table-cell>
          <table:table-cell office:value-type="string">
            <text:p><text:s/>GENERATION TAEKWONDO (TAEKWONDO) 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1">
          <table:table-cell office:value-type="string">
            <text:p>SALLE DOJO RIMBAUD <text:s text:c="81"/></text:p>
          </table:table-cell>
          <table:table-cell office:value-type="string">
            <text:p>Rue Mohammed V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DOJO SPINOSI Fran�oise <text:s text:c="71"/></text:p>
          </table:table-cell>
          <table:table-cell office:value-type="string">
            <text:p>rue de la cavalade</text:p>
          </table:table-cell>
          <table:table-cell table:number-columns-repeated="2" office:value-type="string">
            <text:p>NULL</text:p>
          </table:table-cell>
          <table:table-cell office:value-type="string">
            <text:p>AIKIDO MONTPELLIER (AIKIDO) </text:p>
          </table:table-cell>
          <table:table-cell office:value-type="string">
            <text:p><text:s/>AIKI-TANREN MONTPELLIER (AIKIDO) </text:p>
          </table:table-cell>
          <table:table-cell office:value-type="string">
            <text:p><text:s/>ASPTT JUDO (JUDO) </text:p>
          </table:table-cell>
          <table:table-cell office:value-type="string">
            <text:p><text:s/>ASS LYCEE PIERRE MENDES FRANCE (SPORT SCOLAIRE) </text:p>
          </table:table-cell>
          <table:table-cell office:value-type="string">
            <text:p><text:s/>BOZENDO MONTPELLIER (BOZENDO) </text:p>
          </table:table-cell>
          <table:table-cell office:value-type="string">
            <text:p><text:s/>LA MAISON DU JUDO (JUDO) </text:p>
          </table:table-cell>
          <table:table-cell office:value-type="string">
            <text:p><text:s/>LIGUE REGIONALE TAEKWONDO (TAEKWONDO) </text:p>
          </table:table-cell>
          <table:table-cell office:value-type="string">
            <text:p><text:s/>LYCEE Pierre MENDES-FRANCE (M�diterran�e) (SPORT SCOLAIRE) </text:p>
          </table:table-cell>
          <table:table-cell office:value-type="string">
            <text:p><text:s/>MONTPELLIER WADO RYU <text:s/>KARATE CLUB (KARATE) </text:p>
          </table:table-cell>
          <table:table-cell office:value-type="string">
            <text:p><text:s/>MUC HANDBALL (HANDBALL) </text:p>
          </table:table-cell>
          <table:table-cell office:value-type="string">
            <text:p><text:s/>SELF DEFENSE SUD (ARTS MARTIAUX) 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1">
          <table:table-cell office:value-type="string">
            <text:p>SALLE DU PEYROU <text:s text:c="84"/></text:p>
          </table:table-cell>
          <table:table-cell office:value-type="string">
            <text:p>Place Jacques Mirouz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DUNCAN Isadora <text:s text:c="79"/></text:p>
          </table:table-cell>
          <table:table-cell office:value-type="string">
            <text:p>Rue des Avants-Monts</text:p>
          </table:table-cell>
          <table:table-cell table:number-columns-repeated="2" office:value-type="string">
            <text:p>NULL</text:p>
          </table:table-cell>
          <table:table-cell office:value-type="string">
            <text:p>Association De Gymnastique Volontaire des Cevennes FFEPGV (GYMNASTIQUE VOLONTAIRE) </text:p>
          </table:table-cell>
          <table:table-cell office:value-type="string">
            <text:p><text:s/>FULL CONTACT 34 (ARTS MARTIAUX) </text:p>
          </table:table-cell>
          <table:table-cell office:value-type="string">
            <text:p><text:s/>MONTPELLIER GRS (GYMNASTIQUE RYTHMIQUE ET SPORTIVE) </text:p>
          </table:table-cell>
          <table:table-cell office:value-type="string">
            <text:p><text:s/>RETRAITE SPORTIVE DE MONTPELLIER (DANSE) </text:p>
          </table:table-cell>
          <table:table-cell office:value-type="string">
            <text:p><text:s/>RETRAITE SPORTIVE DE MONTPELLIER (GYMNASTIQUE) </text:p>
          </table:table-cell>
          <table:table-cell office:value-type="string">
            <text:p><text:s/>TAEKWONDO MONTPELLIERAIN (TAEKWONDO) </text:p>
          </table:table-cell>
          <table:table-cell office:value-type="string">
            <text:p><text:s/>UNIVERSITE TIERS TEMPS (GYMNASTIQUE VOLONTAIRE) </text:p>
          </table:table-cell>
          <table:table-cell office:value-type="string">
            <text:p><text:s/></text:p>
          </table:table-cell>
          <table:table-cell table:number-columns-repeated="26"/>
        </table:table-row>
        <table:table-row table:style-name="ro1">
          <table:table-cell office:value-type="string">
            <text:p>SALLE FUTSAL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 office:value-type="string">
            <text:p>NULL</text:p>
          </table:table-cell>
          <table:table-cell office:value-type="string">
            <text:p>A.F.T.M. (Ass Association de football de table de Mtp) (BABY FOOT) </text:p>
          </table:table-cell>
          <table:table-cell office:value-type="string">
            <text:p><text:s/>APRRES (R�habiliation respiratoire) (GYMNASTIQUE) </text:p>
          </table:table-cell>
          <table:table-cell office:value-type="string">
            <text:p><text:s/>AS MONTPELLIER ATLAS PAILLADE (FOOTBALL) </text:p>
          </table:table-cell>
          <table:table-cell office:value-type="string">
            <text:p><text:s/>AS MONTPELLIER ROLLER CLUB (ROLLER) </text:p>
          </table:table-cell>
          <table:table-cell office:value-type="string">
            <text:p><text:s/>ASPTT FOOTBALL (FOOTBALL) </text:p>
          </table:table-cell>
          <table:table-cell office:value-type="string">
            <text:p><text:s/>Association des Paralys�s de France (HANDISPORTS) </text:p>
          </table:table-cell>
          <table:table-cell office:value-type="string">
            <text:p><text:s/>ASSOCIATION EDUCATION JEUNESSE ET DEVELOPPEMENT (EJD) (FOOT EN <text:s/>SALLE) </text:p>
          </table:table-cell>
          <table:table-cell office:value-type="string">
            <text:p><text:s/>ASSOCIATION EDUCATION JEUNESSE ET DEVELOPPEMENT (EJD) (FUTSAL) </text:p>
          </table:table-cell>
          <table:table-cell office:value-type="string">
            <text:p><text:s/>AST3M FUTSAL (FUTSAL) </text:p>
          </table:table-cell>
          <table:table-cell office:value-type="string">
            <text:p><text:s/>BOXING CLUB MONTPELLIERAIN (BOXE) </text:p>
          </table:table-cell>
          <table:table-cell office:value-type="string">
            <text:p><text:s/>COMITE DEPARTEMENTAL HANDISPORTS (HANDISPORTS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DERBY CLUB le Cres Lattes Montpellier DCCLM (ROLLER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FC PETIT BARD (FOOTBALL) </text:p>
          </table:table-cell>
          <table:table-cell office:value-type="string">
            <text:p><text:s/>Football Olympique MONTPELLIER OUEST (FOMO) (FUTSAL) </text:p>
          </table:table-cell>
          <table:table-cell office:value-type="string">
            <text:p><text:s/>ICE &amp;amp</text:p>
          </table:table-cell>
          <table:table-cell office:value-type="string">
            <text:p><text:s/>ROLLER SCHOOL MONTPELLIER (ROLLER) </text:p>
          </table:table-cell>
          <table:table-cell office:value-type="string">
            <text:p><text:s/>MONTPELLIER AGGLOMERATION FUTSAL (FUTSAL) </text:p>
          </table:table-cell>
          <table:table-cell office:value-type="string">
            <text:p><text:s/>MONTPELLIER CROIX D'ARGENT FUTSAL SPORTING (FUTSAL) </text:p>
          </table:table-cell>
          <table:table-cell office:value-type="string">
            <text:p><text:s/>MONTPELLIER MEDITERRANEE FUTSAL (FUTSAL) </text:p>
          </table:table-cell>
          <table:table-cell office:value-type="string">
            <text:p><text:s/>MUC HANDBALL (HANDBALL) </text:p>
          </table:table-cell>
          <table:table-cell office:value-type="string">
            <text:p><text:s/>MUC OMNISPORTS (OMNISPORTS) </text:p>
          </table:table-cell>
          <table:table-cell office:value-type="string">
            <text:p><text:s/>PLAYM'HERAULT (DIVERS) </text:p>
          </table:table-cell>
          <table:table-cell office:value-type="string">
            <text:p><text:s/>RING ATHLETIC DU PETIT BARD (BOXE) 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>
            <text:p>SALLE GYM RIMBAUD <text:s text:c="82"/></text:p>
          </table:table-cell>
          <table:table-cell office:value-type="string">
            <text:p>Rue Mohammed V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GYMNASTIQUE LE HETET <text:s text:c="73"/></text:p>
          </table:table-cell>
          <table:table-cell office:value-type="string">
            <text:p>Route de Vaugui�res</text:p>
          </table:table-cell>
          <table:table-cell office:value-type="string">
            <text:p><text:s/></text:p>
          </table:table-cell>
          <table:table-cell office:value-type="string">
            <text:p>NULL</text:p>
          </table:table-cell>
          <table:table-cell office:value-type="string">
            <text:p>APPEL DU GESTE ACTUEL (GYMNASTIQUE) </text:p>
          </table:table-cell>
          <table:table-cell office:value-type="string">
            <text:p><text:s/>ASPTT DANSES (DANSE) </text:p>
          </table:table-cell>
          <table:table-cell office:value-type="string">
            <text:p><text:s/>ASPTT GYMNASTIQUE (GYMNASTIQUE) </text:p>
          </table:table-cell>
          <table:table-cell office:value-type="string">
            <text:p><text:s/>ASPTT OMNISPORTS (OMNISPORTS) </text:p>
          </table:table-cell>
          <table:table-cell office:value-type="string">
            <text:p><text:s/>ASSOCIATION SADHANA (YOGA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1">
          <table:table-cell office:value-type="string">
            <text:p>SALLE GYMNASTIQUE VEYRASSI <text:s text:c="73"/></text:p>
          </table:table-cell>
          <table:table-cell office:value-type="string">
            <text:p>RUE DES QUATRE VENTS</text:p>
          </table:table-cell>
          <table:table-cell table:number-columns-repeated="2" office:value-type="string">
            <text:p>NULL</text:p>
          </table:table-cell>
          <table:table-cell office:value-type="string">
            <text:p>ACADEMIE DE BOXE FRANCAISE SAVATE MONTPELLIER (ARTS MARTIAUX) </text:p>
          </table:table-cell>
          <table:table-cell office:value-type="string">
            <text:p><text:s/>ACADEMIE DE BOXE FRANCAISE SAVATE MONTPELLIER (BOXE FRANCAISE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SALLE LA RAUZE <text:s text:c="85"/></text:p>
          </table:table-cell>
          <table:table-cell office:value-type="string">
            <text:p>Avenue du Dr J. Fourcade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LACHENAL Louis <text:s text:c="79"/></text:p>
          </table:table-cell>
          <table:table-cell office:value-type="string">
            <text:p>Rue de la Croix de Figuerolles</text:p>
          </table:table-cell>
          <table:table-cell table:number-columns-repeated="2" office:value-type="string">
            <text:p>NULL</text:p>
          </table:table-cell>
          <table:table-cell office:value-type="string">
            <text:p>BOXING CLUB MONTPELLIERAIN (BOXE) </text:p>
          </table:table-cell>
          <table:table-cell office:value-type="string">
            <text:p><text:s/>ECOLE ELEMENTAIRE DANTE ALIGHIERI (SPORT SCOLAIRE) </text:p>
          </table:table-cell>
          <table:table-cell office:value-type="string">
            <text:p><text:s/>ECOLE MATERNELLE MARIA CALLAS (SPORT SCOLAIRE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SALLE LE HETET <text:s text:c="85"/></text:p>
          </table:table-cell>
          <table:table-cell office:value-type="string">
            <text:p>Route de Vaugui�r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Manuel PAZOS <text:s text:c="81"/></text:p>
          </table:table-cell>
          <table:table-cell office:value-type="string">
            <text:p>Avenue Alphonse JUIN</text:p>
          </table:table-cell>
          <table:table-cell table:number-columns-repeated="2" office:value-type="string">
            <text:p>NULL</text:p>
          </table:table-cell>
          <table:table-cell office:value-type="string">
            <text:p>CITE FAMILLE (DIVERS) </text:p>
          </table:table-cell>
          <table:table-cell office:value-type="string">
            <text:p><text:s/>MOHICANS (DIVERS) </text:p>
          </table:table-cell>
          <table:table-cell office:value-type="string">
            <text:p><text:s/>VIVEZ LEZ ARTS (DIVERS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SALLE NEGRE Louis <text:s text:c="82"/></text:p>
          </table:table-cell>
          <table:table-cell office:value-type="string">
            <text:p>Rue Paul Rimbaud</text:p>
          </table:table-cell>
          <table:table-cell table:number-columns-repeated="2" office:value-type="string">
            <text:p>NULL</text:p>
          </table:table-cell>
          <table:table-cell office:value-type="string">
            <text:p>CEP MONTPELLIER GYM (GYMNASTIQUE SPORTIVE) </text:p>
          </table:table-cell>
          <table:table-cell office:value-type="string">
            <text:p><text:s/>MUC GYMNASTIQUE Montpellier (GYMNASTIQUE SPORTIVE) </text:p>
          </table:table-cell>
          <table:table-cell office:value-type="string">
            <text:p><text:s/>POMPIERS DE MONTAUBEROU SDIS 34 (FOOTBALL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SALLE REUNION BOULODROME GASSET <text:s text:c="68"/></text:p>
          </table:table-cell>
          <table:table-cell office:value-type="string">
            <text:p>Avenue Maurice Plane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SALLE REUNION FERRARI <text:s text:c="78"/></text:p>
          </table:table-cell>
          <table:table-cell office:value-type="string">
            <text:p>Avenue du Docteur Fourcade</text:p>
          </table:table-cell>
          <table:table-cell table:number-columns-repeated="2" office:value-type="string">
            <text:p>NULL</text:p>
          </table:table-cell>
          <table:table-cell office:value-type="string">
            <text:p>A.F.T.M. (Ass Association de football de table de Mtp) (BABY FOOT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SALLE RIGOULOT Charles <text:s text:c="77"/></text:p>
          </table:table-cell>
          <table:table-cell office:value-type="string">
            <text:p>Rue du Pas du Loup</text:p>
          </table:table-cell>
          <table:table-cell table:number-columns-repeated="2" office:value-type="string">
            <text:p>NULL</text:p>
          </table:table-cell>
          <table:table-cell office:value-type="string">
            <text:p>AS "LES RETRAITES DE RIGOULOT" (MUSCULATION) </text:p>
          </table:table-cell>
          <table:table-cell table:number-columns-repeated="33"/>
        </table:table-row>
        <table:table-row table:style-name="ro1">
          <table:table-cell office:value-type="string">
            <text:p>SALLE ROLLER BATTEUX Albert <text:s text:c="72"/></text:p>
          </table:table-cell>
          <table:table-cell office:value-type="string">
            <text:p>Rue Fran�ois-Joseph Gossec</text:p>
          </table:table-cell>
          <table:table-cell table:number-columns-repeated="2" office:value-type="string">
            <text:p>NULL</text:p>
          </table:table-cell>
          <table:table-cell office:value-type="string">
            <text:p>A.F.T.M. (Ass Association de football de table de Mtp) (BABY FOOT) </text:p>
          </table:table-cell>
          <table:table-cell office:value-type="string">
            <text:p><text:s/>AS MONTPELLIER ROLLER CLUB (ROLLER) </text:p>
          </table:table-cell>
          <table:table-cell office:value-type="string">
            <text:p><text:s/>BOXING CLUB MONTPELLIERAIN (BOXE) </text:p>
          </table:table-cell>
          <table:table-cell office:value-type="string">
            <text:p><text:s/>DERBY CLUB le Cres Lattes Montpellier DCCLM (ROLLER) </text:p>
          </table:table-cell>
          <table:table-cell office:value-type="string">
            <text:p><text:s/>ICE &amp;amp</text:p>
          </table:table-cell>
          <table:table-cell office:value-type="string">
            <text:p><text:s/>ROLLER SCHOOL MONTPELLIER (ROLLER) </text:p>
          </table:table-cell>
          <table:table-cell office:value-type="string">
            <text:p><text:s/>MONTPELLIER FUNNY RIDERS (ROLLER) </text:p>
          </table:table-cell>
          <table:table-cell office:value-type="string">
            <text:p><text:s/>MUC OMNISPORTS (OMNISPORTS) </text:p>
          </table:table-cell>
          <table:table-cell office:value-type="string">
            <text:p><text:s/>PLAYM'HERAULT (DIVERS) </text:p>
          </table:table-cell>
          <table:table-cell office:value-type="string">
            <text:p><text:s/>RING ATHLETIC DU PETIT BARD (BOXE) 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1">
          <table:table-cell office:value-type="string">
            <text:p>SALLE V.I.P. <text:s text:c="87"/></text:p>
          </table:table-cell>
          <table:table-cell office:value-type="string">
            <text:p>Rue de G�nes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BASKET MOSSON (BASKET BALL) </text:p>
          </table:table-cell>
          <table:table-cell office:value-type="string">
            <text:p><text:s/>MONTPELLIER GRS (GYMNASTIQUE RYTHMIQUE ET SPORTIVE) </text:p>
          </table:table-cell>
          <table:table-cell office:value-type="string">
            <text:p><text:s/>MONTPELLIER VOLLEY UNIVERSITE CLUB (VOLLEY BALL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SKATEPARK <text:s text:c="90"/></text:p>
          </table:table-cell>
          <table:table-cell office:value-type="string">
            <text:p>AVENUE ALBERT EINSTEIN</text:p>
          </table:table-cell>
          <table:table-cell table:number-columns-repeated="2" office:value-type="string">
            <text:p>NULL</text:p>
          </table:table-cell>
          <table:table-cell office:value-type="string">
            <text:p>ATTITUDE (SKATEBOARD) </text:p>
          </table:table-cell>
          <table:table-cell office:value-type="string">
            <text:p><text:s/>MUC SKATEBOARD (SKATEBOARD) </text:p>
          </table:table-cell>
          <table:table-cell office:value-type="string">
            <text:p><text:s/>Roll'School (ROLLER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SKATEPARK MOSSON <text:s text:c="83"/></text:p>
          </table:table-cell>
          <table:table-cell table:number-columns-repeated="3" office:value-type="string">
            <text:p>NULL</text:p>
          </table:table-cell>
          <table:table-cell office:value-type="string">
            <text:p>ATTITUDE (SKATEBOARD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STADE PHILIPPIDES <text:s text:c="82"/></text:p>
          </table:table-cell>
          <table:table-cell office:value-type="string">
            <text:p>RUE AUGUSTE BROUSSONNET</text:p>
          </table:table-cell>
          <table:table-cell table:number-columns-repeated="2" office:value-type="string">
            <text:p>NULL</text:p>
          </table:table-cell>
          <table:table-cell office:value-type="string">
            <text:p>MONTPELLIER ATHLETIC MEDITERRANEE METROPOLE (ATHLETISME) </text:p>
          </table:table-cell>
          <table:table-cell office:value-type="string">
            <text:p><text:s/>MONTPELLIER HANDBALL (HANDBALL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STADE SABATHE <text:s text:c="86"/></text:p>
          </table:table-cell>
          <table:table-cell office:value-type="string">
            <text:p>Rue du Mas de Lemasson</text:p>
          </table:table-cell>
          <table:table-cell table:number-columns-repeated="2" office:value-type="string">
            <text:p>NULL</text:p>
          </table:table-cell>
          <table:table-cell office:value-type="string">
            <text:p>ECOLE ELEMENTAIRE MARIE CURIE (SPORT SCOLAIRE) </text:p>
          </table:table-cell>
          <table:table-cell office:value-type="string">
            <text:p><text:s/>LOS VALENTS DE MONTPELLIER (RUGBY A XV) </text:p>
          </table:table-cell>
          <table:table-cell office:value-type="string">
            <text:p><text:s/>MONTPELLIER <text:s/>RUGBY CLUB (MRC) (RUGBY A XV) </text:p>
          </table:table-cell>
          <table:table-cell office:value-type="string">
            <text:p><text:s/>MONTPELLIER XIII (RUGBY A XIII) </text:p>
          </table:table-cell>
          <table:table-cell office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>
            <text:p>TAMBOURIN PARC MONTCALM <text:s text:c="76"/></text:p>
          </table:table-cell>
          <table:table-cell table:number-columns-repeated="3" office:value-type="string">
            <text:p>NULL</text:p>
          </table:table-cell>
          <table:table-cell office:value-type="string">
            <text:p>SPORT TAMBOURIN CLUB DE MONTPELLIER (TAMBOURIN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TENTE DE RECEPTION <text:s text:c="81"/></text:p>
          </table:table-cell>
          <table:table-cell office:value-type="string">
            <text:p>rue Mas de Lemasson</text:p>
          </table:table-cell>
          <table:table-cell table:number-columns-repeated="2" office:value-type="string">
            <text:p>NULL</text:p>
          </table:table-cell>
          <table:table-cell office:value-type="string">
            <text:p>LOS VALENTS DE MONTPELLIER (RUGBY A XV) </text:p>
          </table:table-cell>
          <table:table-cell office:value-type="string">
            <text:p><text:s/>MONTPELLIER <text:s/>RUGBY CLUB (MRC) (RUGBY A XV) </text:p>
          </table:table-cell>
          <table:table-cell office:value-type="string">
            <text:p><text:s/>MONTPELLIER XIII (RUGBY A XIII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TERRAIN ALAIN DELYLLE <text:s text:c="78"/></text:p>
          </table:table-cell>
          <table:table-cell office:value-type="string">
            <text:p>Rue de Las Sorb�s</text:p>
          </table:table-cell>
          <table:table-cell table:number-columns-repeated="2" office:value-type="string">
            <text:p>NULL</text:p>
          </table:table-cell>
          <table:table-cell office:value-type="string">
            <text:p>CALEDONIENS ( A.E.T. ) (FOOTBALL) </text:p>
          </table:table-cell>
          <table:table-cell office:value-type="string">
            <text:p><text:s/>CALEDONIENS ( A.E.T. ) (NATATION) </text:p>
          </table:table-cell>
          <table:table-cell office:value-type="string">
            <text:p><text:s/>CALEDONIENS ( A.E.T. ) (VOLLEY BALL) </text:p>
          </table:table-cell>
          <table:table-cell office:value-type="string">
            <text:p><text:s/>COMITE DEPARTEMENTAL UFOLEP 34 (FOOTBALL) </text:p>
          </table:table-cell>
          <table:table-cell office:value-type="string">
            <text:p><text:s/>COMITE DEPARTEMENTAL UFOLEP 34 (FUTSAL) </text:p>
          </table:table-cell>
          <table:table-cell office:value-type="string">
            <text:p><text:s/>FC PETIT BARD (FOOTBALL) </text:p>
          </table:table-cell>
          <table:table-cell office:value-type="string">
            <text:p><text:s/>LYCEE Jules-GUESDE (Mas de Tesse) (SPORT SCOLAIRE) </text:p>
          </table:table-cell>
          <table:table-cell office:value-type="string">
            <text:p><text:s/>UFOLEP FOOTBALL (FOOTBALL) 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1">
          <table:table-cell office:value-type="string">
            <text:p>TERRAIN DE BASEBALL VEYRASSI <text:s text:c="71"/></text:p>
          </table:table-cell>
          <table:table-cell office:value-type="string">
            <text:p>RUE DES 4 VENTS</text:p>
          </table:table-cell>
          <table:table-cell table:number-columns-repeated="3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TERRAIN DE FOOT BERNARD GIAMBRONE <text:s text:c="66"/></text:p>
          </table:table-cell>
          <table:table-cell office:value-type="string">
            <text:p>RUE DE MONTJUICH</text:p>
          </table:table-cell>
          <table:table-cell table:number-columns-repeated="2" office:value-type="string">
            <text:p>NULL</text:p>
          </table:table-cell>
          <table:table-cell office:value-type="string">
            <text:p>COLLEGE CROIX D'ARGENT (SPORT SCOLAIRE) </text:p>
          </table:table-cell>
          <table:table-cell office:value-type="string">
            <text:p><text:s/>ECOLE ELEMENTAIRE GARIBALDI (SPORT SCOLAIRE) </text:p>
          </table:table-cell>
          <table:table-cell office:value-type="string">
            <text:p><text:s/>LEMASSON ( RACING CLUB ) (FOOTBALL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TERRAIN DE FOOT CHOLET <text:s text:c="77"/></text:p>
          </table:table-cell>
          <table:table-cell office:value-type="string">
            <text:p>RUE DU MAS SAINT-PIERRE</text:p>
          </table:table-cell>
          <table:table-cell table:number-columns-repeated="2" office:value-type="string">
            <text:p>NULL</text:p>
          </table:table-cell>
          <table:table-cell office:value-type="string">
            <text:p>CLUB SPORTIF CHEMINOTS FOOTBALL (FOOTBALL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TERRAIN DE FOOT CITE ASTRUC <text:s text:c="72"/></text:p>
          </table:table-cell>
          <table:table-cell office:value-type="string">
            <text:p>rue des Coronilles</text:p>
          </table:table-cell>
          <table:table-cell table:number-columns-repeated="2" office:value-type="string">
            <text:p>NULL</text:p>
          </table:table-cell>
          <table:table-cell office:value-type="string">
            <text:p>ARCEAUX MONTP ELLIER (A.S. ) (FOOTBALL) </text:p>
          </table:table-cell>
          <table:table-cell office:value-type="string">
            <text:p><text:s/>CELLENEUVE ( A.S. ) (FOOTBALL) </text:p>
          </table:table-cell>
          <table:table-cell office:value-type="string">
            <text:p><text:s/>ECOLE MATERNELLE GOETHE (SPORT SCOLAIRE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TERRAIN DE FOOT DOCTEUR FOURCADE <text:s text:c="67"/></text:p>
          </table:table-cell>
          <table:table-cell office:value-type="string">
            <text:p>RUE DES BOUISSES</text:p>
          </table:table-cell>
          <table:table-cell table:number-columns-repeated="2" office:value-type="string">
            <text:p>NULL</text:p>
          </table:table-cell>
          <table:table-cell office:value-type="string">
            <text:p>FEDERATION MONTPELLIERAINE DE FOOT A 7 (FOOTBALL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TERRAIN DE FOOT GIL FAYARD <text:s text:c="73"/></text:p>
          </table:table-cell>
          <table:table-cell office:value-type="string">
            <text:p>rue Bourvil</text:p>
          </table:table-cell>
          <table:table-cell table:number-columns-repeated="2" office:value-type="string">
            <text:p>NULL</text:p>
          </table:table-cell>
          <table:table-cell office:value-type="string">
            <text:p>F.C.Croix d'Argent (FOOTBALL) </text:p>
          </table:table-cell>
          <table:table-cell office:value-type="string">
            <text:p><text:s/>UFOLEP FOOTBALL (FOOTBALL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TERRAIN DE FOOT JEANNOT VEGA <text:s text:c="71"/></text:p>
          </table:table-cell>
          <table:table-cell office:value-type="string">
            <text:p>RUE ANTOINE LAURENT JUSSIEU</text:p>
          </table:table-cell>
          <table:table-cell table:number-columns-repeated="2" office:value-type="string">
            <text:p>NULL</text:p>
          </table:table-cell>
          <table:table-cell office:value-type="string">
            <text:p>CALEDONIENS ( A.E.T. ) (FOOTBALL) </text:p>
          </table:table-cell>
          <table:table-cell office:value-type="string">
            <text:p><text:s/>CALEDONIENS ( A.E.T. ) (NATATION) </text:p>
          </table:table-cell>
          <table:table-cell office:value-type="string">
            <text:p><text:s/>CALEDONIENS ( A.E.T. ) (VOLLEY BALL) </text:p>
          </table:table-cell>
          <table:table-cell office:value-type="string">
            <text:p><text:s/>ECOLE JULES FERRY (SPORT SCOLAIRE) </text:p>
          </table:table-cell>
          <table:table-cell office:value-type="string">
            <text:p><text:s/>MUC FOOTBALL (FOOTBALL) </text:p>
          </table:table-cell>
          <table:table-cell office:value-type="string">
            <text:p><text:s/>SUAPS UNIVERSITE PAUL VALERY MTP III (DIVERS) 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>
            <text:p>TERRAIN DE FOOT JEU DE MAIL <text:s text:c="72"/></text:p>
          </table:table-cell>
          <table:table-cell office:value-type="string">
            <text:p>RUE DE LA JALADE</text:p>
          </table:table-cell>
          <table:table-cell table:number-columns-repeated="2" office:value-type="string">
            <text:p>NULL</text:p>
          </table:table-cell>
          <table:table-cell office:value-type="string">
            <text:p><text:s/>CHIMIE ( E.N.S. ) (FOOTBALL) </text:p>
          </table:table-cell>
          <table:table-cell office:value-type="string">
            <text:p><text:s/>Les Lions du Dimanche (FOOTBALL) </text:p>
          </table:table-cell>
          <table:table-cell office:value-type="string">
            <text:p><text:s/>MUC FOOTBALL (FOOTBALL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TERRAIN DE FOOT LES GEMEAUX <text:s text:c="72"/></text:p>
          </table:table-cell>
          <table:table-cell office:value-type="string">
            <text:p>RUE DE L'AGATHOIS</text:p>
          </table:table-cell>
          <table:table-cell table:number-columns-repeated="2" office:value-type="string">
            <text:p>NULL</text:p>
          </table:table-cell>
          <table:table-cell office:value-type="string">
            <text:p>LYCEE L�onard DE VINCI (SPORT SCOLAIRE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TERRAIN DE FOOT LES TRITONS <text:s text:c="72"/></text:p>
          </table:table-cell>
          <table:table-cell office:value-type="string">
            <text:p>ALLEE DES HAUTS DE MASSANE</text:p>
          </table:table-cell>
          <table:table-cell table:number-columns-repeated="2" office:value-type="string">
            <text:p>NULL</text:p>
          </table:table-cell>
          <table:table-cell office:value-type="string">
            <text:p>AS JEUNES PHOBOS PAILLADE NORD AJPPN (FOOTBALL) </text:p>
          </table:table-cell>
          <table:table-cell office:value-type="string">
            <text:p><text:s/>COLLEGE LES ESCHOLIERS DE LA MOSSON (SPORT SCOLAIRE) </text:p>
          </table:table-cell>
          <table:table-cell office:value-type="string">
            <text:p><text:s/>LES 4 HORIZONS (OMNISPORTS) </text:p>
          </table:table-cell>
          <table:table-cell office:value-type="string">
            <text:p><text:s/>UNION MONTPELLIER DEVELOPPEMENT (FOOTBALL) </text:p>
          </table:table-cell>
          <table:table-cell office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>
            <text:p>TERRAIN DE FOOT LOUIS COMBETTES <text:s text:c="68"/></text:p>
          </table:table-cell>
          <table:table-cell office:value-type="string">
            <text:p>RUE DU PILORI</text:p>
          </table:table-cell>
          <table:table-cell table:number-columns-repeated="2" office:value-type="string">
            <text:p>NULL</text:p>
          </table:table-cell>
          <table:table-cell office:value-type="string">
            <text:p>ARCEAUX MONTP ELLIER (A.S. ) (FOOTBALL) </text:p>
          </table:table-cell>
          <table:table-cell office:value-type="string">
            <text:p><text:s/>CELLENEUVE ( A.S. ) (FOOTBALL) </text:p>
          </table:table-cell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>
            <text:p>TERRAIN DE FOOT MAS DE NEUVILLE <text:s text:c="68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TERRAIN DE FOOT PAUL VALERY <text:s text:c="72"/></text:p>
          </table:table-cell>
          <table:table-cell office:value-type="string">
            <text:p>rue du Pas du Loup</text:p>
          </table:table-cell>
          <table:table-cell table:number-columns-repeated="2" office:value-type="string">
            <text:p>NULL</text:p>
          </table:table-cell>
          <table:table-cell office:value-type="string">
            <text:p>COLLEGE MARCEL PAGNOL (SPORT SCOLAIRE) </text:p>
          </table:table-cell>
          <table:table-cell office:value-type="string">
            <text:p><text:s/>INTER DE MONTPELLIER ( A.S. ) (FOOTBALL) </text:p>
          </table:table-cell>
          <table:table-cell office:value-type="string">
            <text:p><text:s/>POLYTECH MONTPELLIER ( BUREAU DES SPORTS ) (BADMINTON) </text:p>
          </table:table-cell>
          <table:table-cell office:value-type="string">
            <text:p><text:s/>POLYTECH MONTPELLIER ( BUREAU DES SPORTS ) (FOOTBALL) </text:p>
          </table:table-cell>
          <table:table-cell office:value-type="string">
            <text:p><text:s/></text:p>
          </table:table-cell>
          <table:table-cell table:number-columns-repeated="29"/>
        </table:table-row>
        <table:table-row table:style-name="ro1">
          <table:table-cell office:value-type="string">
            <text:p>TERRAIN DE FOOT PERE PREVOST <text:s text:c="71"/></text:p>
          </table:table-cell>
          <table:table-cell office:value-type="string">
            <text:p>RUE BEAUSEJOUR</text:p>
          </table:table-cell>
          <table:table-cell table:number-columns-repeated="2" office:value-type="string">
            <text:p>NULL</text:p>
          </table:table-cell>
          <table:table-cell office:value-type="string">
            <text:p>COLLEGE SAINT FRANCOIS REGIS (SPORT SCOLAIRE) </text:p>
          </table:table-cell>
          <table:table-cell office:value-type="string">
            <text:p><text:s/>ECOLE PRIVEE DE LA SALLE (SPORT SCOLAIRE) </text:p>
          </table:table-cell>
          <table:table-cell office:value-type="string">
            <text:p><text:s/>LOCOMOTIV ROGER'S MONTPELLIER (FOOTBALL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TERRAIN DE FOOT POMPIGNANE <text:s text:c="73"/></text:p>
          </table:table-cell>
          <table:table-cell office:value-type="string">
            <text:p>AVENUE ALPHONSE JUIN</text:p>
          </table:table-cell>
          <table:table-cell table:number-columns-repeated="2" office:value-type="string">
            <text:p>NULL</text:p>
          </table:table-cell>
          <table:table-cell office:value-type="string">
            <text:p>MUC <text:s/>HOCKEY SUR GAZON (HOCKEY SUR GAZON) </text:p>
          </table:table-cell>
          <table:table-cell office:value-type="string">
            <text:p><text:s/>POMPIGNANE SPORT ET CULTURE (FOOTBALL) </text:p>
          </table:table-cell>
          <table:table-cell office:value-type="string">
            <text:p><text:s/>TUNISIENNE ( ETOILE SPORTIVE ) (FOOTBALL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TERRAIN DE FOOT RACHID MALLA <text:s text:c="71"/></text:p>
          </table:table-cell>
          <table:table-cell office:value-type="string">
            <text:p>rue Paul Rimbaud</text:p>
          </table:table-cell>
          <table:table-cell table:number-columns-repeated="2" office:value-type="string">
            <text:p>NULL</text:p>
          </table:table-cell>
          <table:table-cell office:value-type="string">
            <text:p>FC PETIT BARD (FOOTBALL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TERRAIN DE FOOT ROBERT GRANIER <text:s text:c="69"/></text:p>
          </table:table-cell>
          <table:table-cell office:value-type="string">
            <text:p>AVENUE DU PONT TRINQUAT</text:p>
          </table:table-cell>
          <table:table-cell table:number-columns-repeated="2" office:value-type="string">
            <text:p>NULL</text:p>
          </table:table-cell>
          <table:table-cell office:value-type="string">
            <text:p>A.S. SAINT MARTIN MONTPELLIER (FOOTBALL) </text:p>
          </table:table-cell>
          <table:table-cell office:value-type="string">
            <text:p><text:s/>A.S. UNIVERSITE MONTPELLIER FOOT (FOOTBALL) </text:p>
          </table:table-cell>
          <table:table-cell office:value-type="string">
            <text:p><text:s/>ASEM FOOTBALL (FOOTBALL) </text:p>
          </table:table-cell>
          <table:table-cell office:value-type="string">
            <text:p><text:s/>DISTRICT DE L'HERAULT <text:s/>DE FOOTBALL (FOOTBALL) </text:p>
          </table:table-cell>
          <table:table-cell office:value-type="string">
            <text:p><text:s/>UNIVERSITE MONTPELLIER 1 (SPORT SCOLAIRE) 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1">
          <table:table-cell office:value-type="string">
            <text:p>TERRAIN DE FOOT VINCENTCANDELA <text:s text:c="69"/></text:p>
          </table:table-cell>
          <table:table-cell office:value-type="string">
            <text:p>RUE MAX MOUSSERON</text:p>
          </table:table-cell>
          <table:table-cell table:number-columns-repeated="2" office:value-type="string">
            <text:p>NULL</text:p>
          </table:table-cell>
          <table:table-cell office:value-type="string">
            <text:p>ASSOCIATION DES SENEGALAIS DE L'HERAULT (OMNISPORTS) </text:p>
          </table:table-cell>
          <table:table-cell office:value-type="string">
            <text:p><text:s/>STADE LUNARET MONTPELLIER (FOOTBALL) </text:p>
          </table:table-cell>
          <table:table-cell office:value-type="string">
            <text:p><text:s/>STADE LUNARET MONTPELLIER (FUTSAL) </text:p>
          </table:table-cell>
          <table:table-cell office:value-type="string">
            <text:p><text:s/></text:p>
          </table:table-cell>
          <table:table-cell table:number-columns-repeated="30"/>
        </table:table-row>
        <table:table-row table:style-name="ro1">
          <table:table-cell office:value-type="string">
            <text:p>TERRAIN DE RUGBY MOSSON <text:s text:c="76"/></text:p>
          </table:table-cell>
          <table:table-cell office:value-type="string">
            <text:p>AVENUE DE HEIDELBERG</text:p>
          </table:table-cell>
          <table:table-cell table:number-columns-repeated="2" office:value-type="string">
            <text:p>NULL</text:p>
          </table:table-cell>
          <table:table-cell office:value-type="string">
            <text:p>ASSOCIATION SPORTIVE AGROPOLIS - CIRAD (FOOTBALL) </text:p>
          </table:table-cell>
          <table:table-cell office:value-type="string">
            <text:p><text:s/>ASSOCIATION SPORTIVE AGROPOLIS - CIRAD (RUGBY A XV) </text:p>
          </table:table-cell>
          <table:table-cell office:value-type="string">
            <text:p><text:s/>ASSOCIATION SPORTIVE AGROPOLIS - CIRAD (VOLLEY BALL) </text:p>
          </table:table-cell>
          <table:table-cell office:value-type="string">
            <text:p><text:s/>BDE POLYTECH MONTPELLIER (OMNISPORTS) </text:p>
          </table:table-cell>
          <table:table-cell office:value-type="string">
            <text:p><text:s/>BDS MONTPELLIER BUSINESS SCHOOL (OMNISPORTS) </text:p>
          </table:table-cell>
          <table:table-cell office:value-type="string">
            <text:p><text:s/>ENSAM (�cole archi) (RUGBY A XIII) </text:p>
          </table:table-cell>
          <table:table-cell office:value-type="string">
            <text:p><text:s/>ENSAM (�cole archi) (RUGBY A XV) </text:p>
          </table:table-cell>
          <table:table-cell office:value-type="string">
            <text:p><text:s/>ENSAM (�cole archi) (VOLLEY BALL) </text:p>
          </table:table-cell>
          <table:table-cell office:value-type="string">
            <text:p><text:s/>ITEP BOURNEVILLE ADAGES (DIVERS) 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string">
            <text:p>TERRAIN DE RUGBY VEYRASSI <text:s text:c="74"/></text:p>
          </table:table-cell>
          <table:table-cell office:value-type="string">
            <text:p>RUE DES 4 VENTS</text:p>
          </table:table-cell>
          <table:table-cell table:number-columns-repeated="2" office:value-type="string">
            <text:p>NULL</text:p>
          </table:table-cell>
          <table:table-cell office:value-type="string">
            <text:p>C.R.S.U. (COMITE REGIONAL SPORT UNIVERSITAIRE ) (OMNISPORT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TERRAIN FOOT PARC MONTCALM <text:s text:c="73"/></text:p>
          </table:table-cell>
          <table:table-cell table:number-columns-repeated="3" office:value-type="string">
            <text:p>NULL</text:p>
          </table:table-cell>
          <table:table-cell office:value-type="string">
            <text:p>AXE SPORT ART CULTURE (OMNISPORTS) </text:p>
          </table:table-cell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office:value-type="string">
            <text:p>TERRAIN RUGBY PARC MONTCALM <text:s text:c="72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  <table:table-row table:style-name="ro1">
          <table:table-cell office:value-type="string">
            <text:p>TERRAIN TENNIS PARC MONTCALM <text:s text:c="71"/></text:p>
          </table:table-cell>
          <table:table-cell table:number-columns-repeated="4" office:value-type="string">
            <text:p>NULL</text:p>
          </table:table-cell>
          <table:table-cell table:number-columns-repeated="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3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1-31T13:10:35</dc:date>
    <meta:editing-duration>P1DT21H55M12S</meta:editing-duration>
    <meta:editing-cycles>1</meta:editing-cycles>
    <meta:document-statistic meta:table-count="2" meta:cell-count="1579" meta:object-count="0"/>
  </office:meta>
</office:document-meta>
</file>